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style:font-name="Times New Roman" fo:font-size="12pt" fo:font-weight="normal" style:font-size-asian="12pt" style:font-size-complex="12pt"/>
    </style:style>
    <style:style style:name="P6" style:family="paragraph" style:parent-style-name="Standard">
      <style:text-properties style:font-name="Times New Roman" style:font-name-complex="Times New Roman"/>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text-properties style:font-name="Times New Roman" fo:font-style="normal" style:font-style-asian="italic" style:font-name-complex="Times New Roman" style:font-style-complex="italic"/>
    </style:style>
    <style:style style:name="P9" style:family="paragraph" style:parent-style-name="Standard">
      <style:text-properties fo:font-size="12pt" style:font-size-asian="12pt" style:font-size-complex="12pt"/>
    </style:style>
    <style:style style:name="P10" style:family="paragraph" style:parent-style-name="Standard">
      <style:text-properties fo:font-weight="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style:text-line-through-style="none" style:font-name="Times New Roman" fo:font-style="italic" style:font-style-asian="italic" style:font-name-complex="Times New Roman" style:font-style-complex="italic"/>
    </style:style>
    <style:style style:name="P14"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15" style:family="paragraph" style:parent-style-name="Standard">
      <style:text-properties fo:font-style="italic" fo:font-weight="bold" style:font-weight-asian="normal" style:font-weight-complex="normal"/>
    </style:style>
    <style:style style:name="P1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17" style:family="paragraph" style:parent-style-name="Body_20_Text_20_First_20_Indent">
      <style:paragraph-properties fo:text-align="center" style:justify-single-word="false"/>
    </style:style>
    <style:style style:name="P18" style:family="paragraph" style:parent-style-name="Body_20_Text_20_First_20_Indent">
      <style:text-properties fo:font-size="14pt" style:font-size-asian="14pt" style:font-size-complex="14pt"/>
    </style:style>
    <style:style style:name="P19" style:family="paragraph" style:parent-style-name="Body_20_Text_20_First_20_Indent">
      <style:text-properties fo:font-size="12pt" style:font-size-asian="12pt" style:font-size-complex="12pt"/>
    </style:style>
    <style:style style:name="P20" style:family="paragraph" style:parent-style-name="Body_20_Text_20_First_20_Indent">
      <style:text-properties style:font-name="Times New Roman" fo:font-size="12pt" style:font-size-asian="12pt" style:font-size-complex="12pt"/>
    </style:style>
    <style:style style:name="P21" style:family="paragraph" style:parent-style-name="Body_20_Text_20_First_20_Indent">
      <style:text-properties fo:color="#000000" style:font-name="Times New Roman" fo:font-size="12pt" style:font-size-asian="12pt" style:font-name-complex="Helv" style:font-size-complex="12pt"/>
    </style:style>
    <style:style style:name="P22"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23" style:family="paragraph" style:parent-style-name="Body_20_Text_20_First_20_Indent">
      <style:text-properties style:font-name="Times-Roman" fo:font-size="12pt" style:font-name-asian="Times-Roman" style:font-size-asian="12pt" style:font-name-complex="Times-Roman" style:font-size-complex="12pt"/>
    </style:style>
    <style:style style:name="P24" style:family="paragraph" style:parent-style-name="Standard">
      <style:paragraph-properties fo:margin-left="0.0193in" fo:margin-right="0in" fo:margin-top="0.1665in" fo:margin-bottom="0.0417in" fo:orphans="2" fo:widows="2" fo:text-indent="0in" style:auto-text-indent="false" style:writing-mode="lr-tb"/>
    </style:style>
    <style:style style:name="P2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2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text-properties style:font-name="Times New Roman" style:font-name-complex="Times New Roman"/>
    </style:style>
    <style:style style:name="P31" style:family="paragraph" style:parent-style-name="Code">
      <style:paragraph-properties fo:margin-left="0in" fo:margin-right="0in" fo:text-indent="0in" style:auto-text-indent="false"/>
    </style:style>
    <style:style style:name="P32" style:family="paragraph" style:parent-style-name="List_20_Paragraph">
      <style:paragraph-properties fo:margin-left="0in" fo:margin-right="0in" fo:text-indent="0in" style:auto-text-indent="false"/>
      <style:text-properties style:font-name="Times New Roman" style:font-name-complex="Times New Roman"/>
    </style:style>
    <style:style style:name="P33" style:family="paragraph" style:parent-style-name="Heading_20_3">
      <style:paragraph-properties fo:margin-left="0in" fo:margin-right="0in" fo:text-indent="0in" style:auto-text-indent="false"/>
    </style:style>
    <style:style style:name="P34"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5" style:family="paragraph" style:parent-style-name="Text_20_body">
      <style:paragraph-properties fo:margin-left="0.25in" fo:margin-right="0in" fo:text-indent="0in" style:auto-text-indent="false"/>
    </style:style>
    <style:style style:name="P36" style:family="paragraph" style:parent-style-name="List_20_Number">
      <style:paragraph-properties fo:margin-left="0.25in" fo:margin-right="0in" fo:text-indent="0in" style:auto-text-indent="false"/>
      <style:text-properties style:font-name="Tms Rmn"/>
    </style:style>
    <style:style style:name="P37" style:family="paragraph" style:parent-style-name="Text_20_body_20_indent">
      <style:text-properties style:font-name="Tms Rmn"/>
    </style:style>
    <style:style style:name="P38" style:family="paragraph" style:parent-style-name="Heading_20_2">
      <style:text-properties style:font-name="Times New Roman"/>
    </style:style>
    <style:style style:name="P39" style:family="paragraph" style:parent-style-name="Heading_20_1">
      <style:text-properties style:font-name="Times New Roman" fo:font-size="16pt" style:font-size-asian="16pt" style:font-size-complex="16pt"/>
    </style:style>
    <style:style style:name="P40" style:family="paragraph" style:parent-style-name="Heading_20_1">
      <style:text-properties style:font-name="Times New Roman" fo:font-size="14pt" style:font-size-asian="14pt" style:font-size-complex="14pt"/>
    </style:style>
    <style:style style:name="P41" style:family="paragraph" style:parent-style-name="Heading_20_1">
      <style:text-properties fo:font-size="14pt" style:font-size-asian="14pt" style:font-size-complex="14pt"/>
    </style:style>
    <style:style style:name="P42" style:family="paragraph" style:parent-style-name="Heading_20_1">
      <style:text-properties style:font-name="Arial" fo:font-size="14pt" style:font-size-asian="14pt" style:font-size-complex="14pt"/>
    </style:style>
    <style:style style:name="P43" style:family="paragraph" style:parent-style-name="Heading_20_1">
      <style:text-properties style:font-name="Times-Roman" fo:font-size="14pt" style:font-name-asian="Times-Roman" style:font-size-asian="14pt" style:font-name-complex="Times-Roman" style:font-size-complex="14pt"/>
    </style:style>
    <style:style style:name="P44" style:family="paragraph" style:parent-style-name="Heading_20_3">
      <style:text-properties fo:font-size="12pt" style:font-size-asian="12pt" style:font-size-complex="12pt"/>
    </style:style>
    <style:style style:name="P45" style:family="paragraph" style:parent-style-name="Heading_20_3">
      <style:text-properties fo:font-size="10pt" style:font-size-asian="10pt" style:font-size-complex="10pt"/>
    </style:style>
    <style:style style:name="P46" style:family="paragraph" style:parent-style-name="Heading_20_3">
      <style:text-properties style:font-name="Arial"/>
    </style:style>
    <style:style style:name="P47" style:family="paragraph" style:parent-style-name="Heading_20_3">
      <style:text-properties style:font-name="Arial" fo:font-size="13pt" style:font-size-asian="13pt" style:font-size-complex="13pt"/>
    </style:style>
    <style:style style:name="P4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49" style:family="paragraph" style:parent-style-name="Heading_20_3">
      <style:text-properties style:font-name="Tms Rmn"/>
    </style:style>
    <style:style style:name="P50" style:family="paragraph" style:parent-style-name="Heading_20_3">
      <style:text-properties style:font-name="Tms Rmn" fo:font-style="normal" style:font-style-asian="normal" style:font-style-complex="normal"/>
    </style:style>
    <style:style style:name="P51" style:family="paragraph" style:parent-style-name="Heading_20_3">
      <style:text-properties fo:color="#333333" fo:font-size="12pt" style:font-size-asian="12pt" style:font-size-complex="12pt"/>
    </style:style>
    <style:style style:name="P52"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53" style:family="paragraph" style:parent-style-name="List_20_Number">
      <style:paragraph-properties fo:margin-left="0.5in" fo:margin-right="0in" fo:text-indent="0.25in" style:auto-text-indent="false"/>
    </style:style>
    <style:style style:name="P54" style:family="paragraph" style:parent-style-name="List_20_Number">
      <style:paragraph-properties fo:margin-left="0.5in" fo:margin-right="0in" fo:text-indent="0.25in" style:auto-text-indent="false"/>
      <style:text-properties style:font-name="Tms Rmn"/>
    </style:style>
    <style:style style:name="P55" style:family="paragraph" style:parent-style-name="List_20_Number">
      <style:paragraph-properties fo:margin-left="1in" fo:margin-right="0in" fo:text-indent="0in" style:auto-text-indent="false"/>
    </style:style>
    <style:style style:name="P56" style:family="paragraph" style:parent-style-name="List_20_Number">
      <style:paragraph-properties fo:margin-left="1in" fo:margin-right="0in" fo:text-indent="0in" style:auto-text-indent="false"/>
      <style:text-properties fo:font-style="italic" style:font-style-asian="italic"/>
    </style:style>
    <style:style style:name="P57" style:family="paragraph" style:parent-style-name="List_20_Number">
      <style:paragraph-properties fo:margin-left="1in" fo:margin-right="0in" fo:text-indent="0in" style:auto-text-indent="false"/>
      <style:text-properties fo:color="#000000" fo:font-style="italic" style:font-style-asian="italic"/>
    </style:style>
    <style:style style:name="P58" style:family="paragraph" style:parent-style-name="Code">
      <style:text-properties fo:font-weight="normal" style:font-weight-asian="normal" style:font-weight-complex="normal"/>
    </style:style>
    <style:style style:name="P59" style:family="paragraph" style:parent-style-name="Code">
      <style:text-properties fo:font-weight="normal" style:language-asian="zh" style:country-asian="CN" style:font-weight-asian="normal" style:font-weight-complex="normal"/>
    </style:style>
    <style:style style:name="P60" style:family="paragraph" style:parent-style-name="Code">
      <style:text-properties style:font-name="Courier New" fo:font-style="normal" style:font-style-asian="italic" style:font-name-complex="Times New Roman" style:font-style-complex="italic"/>
    </style:style>
    <style:style style:name="P61" style:family="paragraph" style:parent-style-name="Code">
      <style:text-properties fo:font-size="12pt" fo:font-style="normal" fo:font-weight="normal"/>
    </style:style>
    <style:style style:name="P62" style:family="paragraph" style:parent-style-name="Code">
      <style:text-properties style:language-asian="zh" style:country-asian="CN"/>
    </style:style>
    <style:style style:name="P63" style:family="paragraph" style:parent-style-name="Code">
      <style:paragraph-properties fo:margin-left="0.5in" fo:margin-right="0in" fo:text-indent="-0.2201in" style:auto-text-indent="false"/>
    </style:style>
    <style:style style:name="P64" style:family="paragraph" style:parent-style-name="Code">
      <style:paragraph-properties fo:margin-left="0.5in" fo:margin-right="0in" fo:text-indent="-0.2201in" style:auto-text-indent="false"/>
      <style:text-properties style:font-name="Courier New" fo:font-size="12pt" fo:font-weight="normal" style:font-size-asian="12pt" style:language-asian="zh" style:country-asian="CN" style:font-name-complex="Times New Roman" style:font-size-complex="12pt"/>
    </style:style>
    <style:style style:name="P65" style:family="paragraph" style:parent-style-name="Heading_20_4">
      <style:text-properties style:font-name="Times New Roman" fo:font-size="12pt" fo:font-weight="normal" style:font-size-asian="12pt" style:font-size-complex="12pt"/>
    </style:style>
    <style:style style:name="P66" style:family="paragraph" style:parent-style-name="Heading_20_4">
      <style:text-properties style:font-name="Times New Roman" fo:font-size="12pt" fo:font-weight="bold" style:font-size-asian="12pt" style:font-size-complex="12pt"/>
    </style:style>
    <style:style style:name="P67" style:family="paragraph" style:parent-style-name="Text_20_body" style:list-style-name="L25"/>
    <style:style style:name="P68" style:family="paragraph" style:parent-style-name="Text_20_body" style:list-style-name="L25"/>
    <style:style style:name="P69" style:family="paragraph" style:parent-style-name="Text_20_body" style:list-style-name="L25"/>
    <style:style style:name="P70" style:family="paragraph" style:parent-style-name="Text_20_body" style:list-style-name="L25"/>
    <style:style style:name="P71" style:family="paragraph" style:parent-style-name="Contents_20_4">
      <style:paragraph-properties>
        <style:tab-stops>
          <style:tab-stop style:position="6.3102in" style:type="right" style:leader-style="dotted" style:leader-text="."/>
        </style:tab-stops>
      </style:paragraph-properties>
    </style:style>
    <style:style style:name="P72" style:family="paragraph" style:parent-style-name="Heading_20_4" style:list-style-name="L22"/>
    <style:style style:name="P7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4" style:family="paragraph" style:parent-style-name="Text_20_body_20_indent" style:list-style-name="WW8Num27"/>
    <style:style style:name="P75" style:family="paragraph" style:parent-style-name="Text_20_body_20_indent" style:list-style-name="WW8Num27"/>
    <style:style style:name="P76" style:family="paragraph" style:parent-style-name="Text_20_body_20_indent" style:list-style-name="WW8Num27"/>
    <style:style style:name="P77" style:family="paragraph" style:parent-style-name="Text_20_body_20_indent" style:list-style-name="WW8Num28"/>
    <style:style style:name="P78" style:family="paragraph" style:parent-style-name="Text_20_body_20_indent" style:list-style-name="WW8Num28"/>
    <style:style style:name="P79" style:family="paragraph" style:parent-style-name="Text_20_body_20_indent" style:list-style-name="WW8Num28"/>
    <style:style style:name="P80" style:family="paragraph" style:parent-style-name="Text_20_body_20_indent" style:list-style-name="WW8Num28"/>
    <style:style style:name="P81" style:family="paragraph" style:parent-style-name="Text_20_body_20_indent" style:list-style-name="WW8Num28"/>
    <style:style style:name="P82" style:family="paragraph" style:parent-style-name="Text_20_body_20_indent" style:list-style-name="WW8Num28"/>
    <style:style style:name="P83" style:family="paragraph" style:parent-style-name="Text_20_body_20_indent" style:list-style-name="WW8Num28">
      <style:text-properties style:font-name="Tms Rmn" fo:font-weight="bold"/>
    </style:style>
    <style:style style:name="P84" style:family="paragraph" style:parent-style-name="Text_20_body_20_indent" style:list-style-name="WW8Num28">
      <style:text-properties style:font-name="Tms Rmn" fo:font-weight="bold"/>
    </style:style>
    <style:style style:name="P85" style:family="paragraph" style:parent-style-name="Text_20_body_20_indent" style:list-style-name="WW8Num28">
      <style:text-properties style:font-name="Tms Rmn" fo:font-weight="bold"/>
    </style:style>
    <style:style style:name="P86" style:family="paragraph" style:parent-style-name="Standard" style:list-style-name="L1"/>
    <style:style style:name="P87" style:family="paragraph" style:parent-style-name="Standard" style:list-style-name="L1"/>
    <style:style style:name="P88" style:family="paragraph" style:parent-style-name="Standard" style:list-style-name="L1"/>
    <style:style style:name="P89" style:family="paragraph" style:parent-style-name="Standard" style:list-style-name="L2">
      <style:text-properties fo:font-weight="bold" style:font-weight-asian="bold" style:font-weight-complex="bold"/>
    </style:style>
    <style:style style:name="P90" style:family="paragraph" style:parent-style-name="Standard" style:list-style-name="L2">
      <style:text-properties fo:font-weight="bold" style:font-weight-asian="bold" style:font-weight-complex="bold"/>
    </style:style>
    <style:style style:name="P91" style:family="paragraph" style:parent-style-name="Standard" style:list-style-name="L2">
      <style:text-properties fo:font-weight="bold" style:font-weight-asian="bold" style:font-weight-complex="bold"/>
    </style:style>
    <style:style style:name="P92" style:family="paragraph" style:parent-style-name="Standard" style:list-style-name="L3"/>
    <style:style style:name="P93" style:family="paragraph" style:parent-style-name="Standard" style:list-style-name="L3"/>
    <style:style style:name="P94" style:family="paragraph" style:parent-style-name="Standard" style:list-style-name="L3"/>
    <style:style style:name="P95" style:family="paragraph" style:parent-style-name="Standard" style:list-style-name="L3"/>
    <style:style style:name="P96" style:family="paragraph" style:parent-style-name="Standard" style:list-style-name="L3"/>
    <style:style style:name="P97" style:family="paragraph" style:parent-style-name="Standard" style:list-style-name="L3"/>
    <style:style style:name="P98" style:family="paragraph" style:parent-style-name="Standard" style:list-style-name="L3"/>
    <style:style style:name="P99" style:family="paragraph" style:parent-style-name="Standard" style:list-style-name="L3"/>
    <style:style style:name="P100" style:family="paragraph" style:parent-style-name="Standard" style:list-style-name="L3"/>
    <style:style style:name="P101" style:family="paragraph" style:parent-style-name="Standard" style:list-style-name="L3"/>
    <style:style style:name="P102" style:family="paragraph" style:parent-style-name="Standard" style:list-style-name="L3"/>
    <style:style style:name="P103" style:family="paragraph" style:parent-style-name="Standard" style:list-style-name="L3"/>
    <style:style style:name="P104" style:family="paragraph" style:parent-style-name="Standard" style:list-style-name="L3"/>
    <style:style style:name="P105" style:family="paragraph" style:parent-style-name="Standard" style:list-style-name="L3"/>
    <style:style style:name="P106" style:family="paragraph" style:parent-style-name="Standard" style:list-style-name="L3"/>
    <style:style style:name="P107" style:family="paragraph" style:parent-style-name="Standard" style:list-style-name="L3"/>
    <style:style style:name="P108" style:family="paragraph" style:parent-style-name="Standard" style:list-style-name="L3"/>
    <style:style style:name="P109" style:family="paragraph" style:parent-style-name="Standard" style:list-style-name="L3"/>
    <style:style style:name="P110" style:family="paragraph" style:parent-style-name="Standard" style:list-style-name="L3"/>
    <style:style style:name="P111" style:family="paragraph" style:parent-style-name="Standard" style:list-style-name="L3"/>
    <style:style style:name="P112" style:family="paragraph" style:parent-style-name="Standard" style:list-style-name="L4"/>
    <style:style style:name="P113" style:family="paragraph" style:parent-style-name="Standard" style:list-style-name="L4"/>
    <style:style style:name="P114" style:family="paragraph" style:parent-style-name="Standard" style:list-style-name="L4"/>
    <style:style style:name="P115" style:family="paragraph" style:parent-style-name="Standard" style:list-style-name="L5"/>
    <style:style style:name="P116" style:family="paragraph" style:parent-style-name="Standard" style:list-style-name="L6"/>
    <style:style style:name="P117" style:family="paragraph" style:parent-style-name="Standard" style:list-style-name="L6"/>
    <style:style style:name="P118" style:family="paragraph" style:parent-style-name="Standard" style:list-style-name="L6"/>
    <style:style style:name="P119" style:family="paragraph" style:parent-style-name="Standard" style:list-style-name="L6"/>
    <style:style style:name="P120" style:family="paragraph" style:parent-style-name="Standard" style:list-style-name="L6"/>
    <style:style style:name="P121" style:family="paragraph" style:parent-style-name="Standard" style:list-style-name="L7"/>
    <style:style style:name="P122" style:family="paragraph" style:parent-style-name="Standard" style:list-style-name="L8"/>
    <style:style style:name="P123" style:family="paragraph" style:parent-style-name="Standard" style:list-style-name="L8"/>
    <style:style style:name="P124" style:family="paragraph" style:parent-style-name="Standard" style:list-style-name="L8"/>
    <style:style style:name="P125" style:family="paragraph" style:parent-style-name="Standard" style:list-style-name="L8"/>
    <style:style style:name="P126" style:family="paragraph" style:parent-style-name="Standard" style:list-style-name="L8"/>
    <style:style style:name="P127" style:family="paragraph" style:parent-style-name="Standard" style:list-style-name="L8"/>
    <style:style style:name="P128" style:family="paragraph" style:parent-style-name="Standard" style:list-style-name="L8"/>
    <style:style style:name="P129" style:family="paragraph" style:parent-style-name="Standard" style:list-style-name="L8"/>
    <style:style style:name="P130" style:family="paragraph" style:parent-style-name="Standard" style:list-style-name="L9"/>
    <style:style style:name="P131" style:family="paragraph" style:parent-style-name="Standard" style:list-style-name="L9"/>
    <style:style style:name="P132" style:family="paragraph" style:parent-style-name="Standard" style:list-style-name="L9"/>
    <style:style style:name="P133" style:family="paragraph" style:parent-style-name="Standard" style:list-style-name="L9"/>
    <style:style style:name="P134" style:family="paragraph" style:parent-style-name="Standard" style:list-style-name="L9"/>
    <style:style style:name="P135" style:family="paragraph" style:parent-style-name="Standard" style:list-style-name="L9"/>
    <style:style style:name="P136" style:family="paragraph" style:parent-style-name="Standard" style:list-style-name="L9"/>
    <style:style style:name="P137" style:family="paragraph" style:parent-style-name="Standard" style:list-style-name="L10"/>
    <style:style style:name="P138" style:family="paragraph" style:parent-style-name="Standard" style:list-style-name="L10"/>
    <style:style style:name="P139" style:family="paragraph" style:parent-style-name="Standard" style:list-style-name="L11"/>
    <style:style style:name="P140" style:family="paragraph" style:parent-style-name="Standard" style:list-style-name="L11"/>
    <style:style style:name="P141" style:family="paragraph" style:parent-style-name="Standard" style:list-style-name="L11"/>
    <style:style style:name="P142" style:family="paragraph" style:parent-style-name="Standard" style:list-style-name="L12"/>
    <style:style style:name="P143" style:family="paragraph" style:parent-style-name="Standard" style:list-style-name="L12"/>
    <style:style style:name="P144" style:family="paragraph" style:parent-style-name="Standard" style:list-style-name="L12"/>
    <style:style style:name="P145" style:family="paragraph" style:parent-style-name="Standard" style:list-style-name="L12"/>
    <style:style style:name="P146" style:family="paragraph" style:parent-style-name="Standard" style:list-style-name="L12"/>
    <style:style style:name="P147" style:family="paragraph" style:parent-style-name="Standard" style:list-style-name="L12"/>
    <style:style style:name="P148" style:family="paragraph" style:parent-style-name="Standard" style:list-style-name="L12"/>
    <style:style style:name="P149" style:family="paragraph" style:parent-style-name="Standard" style:list-style-name="L12"/>
    <style:style style:name="P150" style:family="paragraph" style:parent-style-name="Standard" style:list-style-name="L12"/>
    <style:style style:name="P151" style:family="paragraph" style:parent-style-name="Standard" style:list-style-name="L13"/>
    <style:style style:name="P152" style:family="paragraph" style:parent-style-name="Standard" style:list-style-name="L14"/>
    <style:style style:name="P153" style:family="paragraph" style:parent-style-name="Standard" style:list-style-name="L14"/>
    <style:style style:name="P154" style:family="paragraph" style:parent-style-name="Standard" style:list-style-name="L15"/>
    <style:style style:name="P155" style:family="paragraph" style:parent-style-name="Standard" style:list-style-name="L15"/>
    <style:style style:name="P156" style:family="paragraph" style:parent-style-name="Standard" style:list-style-name="L15"/>
    <style:style style:name="P157" style:family="paragraph" style:parent-style-name="Standard" style:list-style-name="L15"/>
    <style:style style:name="P158" style:family="paragraph" style:parent-style-name="Standard" style:list-style-name="L15"/>
    <style:style style:name="P159" style:family="paragraph" style:parent-style-name="Standard" style:list-style-name="L15"/>
    <style:style style:name="P160" style:family="paragraph" style:parent-style-name="Standard" style:list-style-name="L15"/>
    <style:style style:name="P161" style:family="paragraph" style:parent-style-name="Standard" style:list-style-name="L15"/>
    <style:style style:name="P162" style:family="paragraph" style:parent-style-name="Standard" style:list-style-name="L16"/>
    <style:style style:name="P163" style:family="paragraph" style:parent-style-name="Standard" style:list-style-name="L16"/>
    <style:style style:name="P164" style:family="paragraph" style:parent-style-name="Standard" style:list-style-name="L16"/>
    <style:style style:name="P165" style:family="paragraph" style:parent-style-name="Standard" style:list-style-name="L16"/>
    <style:style style:name="P166" style:family="paragraph" style:parent-style-name="Standard" style:list-style-name="L16"/>
    <style:style style:name="P167" style:family="paragraph" style:parent-style-name="Standard" style:list-style-name="L16"/>
    <style:style style:name="P168" style:family="paragraph" style:parent-style-name="Standard" style:list-style-name="L16"/>
    <style:style style:name="P169" style:family="paragraph" style:parent-style-name="Standard" style:list-style-name="L16"/>
    <style:style style:name="P170" style:family="paragraph" style:parent-style-name="Standard" style:list-style-name="L16"/>
    <style:style style:name="P171" style:family="paragraph" style:parent-style-name="Standard" style:list-style-name="L16"/>
    <style:style style:name="P172" style:family="paragraph" style:parent-style-name="Standard" style:list-style-name="L17"/>
    <style:style style:name="P173" style:family="paragraph" style:parent-style-name="Standard" style:list-style-name="L17"/>
    <style:style style:name="P174" style:family="paragraph" style:parent-style-name="Standard" style:list-style-name="L17"/>
    <style:style style:name="P175" style:family="paragraph" style:parent-style-name="Standard" style:list-style-name="L17"/>
    <style:style style:name="P176" style:family="paragraph" style:parent-style-name="Standard" style:list-style-name="L18"/>
    <style:style style:name="P177" style:family="paragraph" style:parent-style-name="Standard" style:list-style-name="L18"/>
    <style:style style:name="P178" style:family="paragraph" style:parent-style-name="Standard" style:list-style-name="L17"/>
    <style:style style:name="P179" style:family="paragraph" style:parent-style-name="Standard" style:list-style-name="L17"/>
    <style:style style:name="P180" style:family="paragraph" style:parent-style-name="Standard" style:list-style-name="L19"/>
    <style:style style:name="P181" style:family="paragraph" style:parent-style-name="Standard" style:list-style-name="L13"/>
    <style:style style:name="P182" style:family="paragraph" style:parent-style-name="Standard" style:list-style-name="L20"/>
    <style:style style:name="P183" style:family="paragraph" style:parent-style-name="Standard" style:list-style-name="L21"/>
    <style:style style:name="P184" style:family="paragraph" style:parent-style-name="Standard" style:list-style-name="L21"/>
    <style:style style:name="P185" style:family="paragraph" style:parent-style-name="Standard" style:list-style-name="L21"/>
    <style:style style:name="P186" style:family="paragraph" style:parent-style-name="Standard" style:list-style-name="L21"/>
    <style:style style:name="P187" style:family="paragraph" style:parent-style-name="Standard" style:list-style-name="L21"/>
    <style:style style:name="P188" style:family="paragraph" style:parent-style-name="Standard" style:list-style-name="L21"/>
    <style:style style:name="P189" style:family="paragraph" style:parent-style-name="Standard" style:list-style-name="L21"/>
    <style:style style:name="P190" style:family="paragraph" style:parent-style-name="Standard" style:list-style-name="L21"/>
    <style:style style:name="P191" style:family="paragraph" style:parent-style-name="Standard" style:list-style-name="L23"/>
    <style:style style:name="P192" style:family="paragraph" style:parent-style-name="Standard" style:list-style-name="L23"/>
    <style:style style:name="P193" style:family="paragraph" style:parent-style-name="Standard" style:list-style-name="L6"/>
    <style:style style:name="P194" style:family="paragraph" style:parent-style-name="Standard" style:list-style-name="L6"/>
    <style:style style:name="P195" style:family="paragraph" style:parent-style-name="Standard" style:list-style-name="WW8Num10">
      <style:paragraph-properties fo:margin-top="0in" fo:margin-bottom="0in"/>
      <style:text-properties fo:color="#000000"/>
    </style:style>
    <style:style style:name="P196" style:family="paragraph" style:parent-style-name="Standard" style:list-style-name="WW8Num10">
      <style:paragraph-properties fo:margin-top="0in" fo:margin-bottom="0in"/>
      <style:text-properties fo:color="#000000"/>
    </style:style>
    <style:style style:name="P19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9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9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01" style:family="paragraph" style:parent-style-name="Standard" style:list-style-name="L24">
      <style:paragraph-properties fo:margin-left="0in" fo:margin-right="0in" fo:text-indent="0in" style:auto-text-indent="false"/>
      <style:text-properties fo:font-weight="normal" style:font-weight-asian="normal" style:font-weight-complex="normal"/>
    </style:style>
    <style:style style:name="P202" style:family="paragraph" style:parent-style-name="Contents_20_1">
      <style:paragraph-properties>
        <style:tab-stops>
          <style:tab-stop style:position="6.9in" style:type="right" style:leader-style="dotted" style:leader-text="."/>
        </style:tab-stops>
      </style:paragraph-properties>
    </style:style>
    <style:style style:name="P203" style:family="paragraph" style:parent-style-name="Contents_20_2">
      <style:paragraph-properties>
        <style:tab-stops>
          <style:tab-stop style:position="6.7335in" style:type="right" style:leader-style="dotted" style:leader-text="."/>
        </style:tab-stops>
      </style:paragraph-properties>
    </style:style>
    <style:style style:name="P204" style:family="paragraph" style:parent-style-name="Contents_20_3">
      <style:paragraph-properties>
        <style:tab-stops>
          <style:tab-stop style:position="6.5665in" style:type="right" style:leader-style="dotted" style:leader-text="."/>
        </style:tab-stops>
      </style:paragraph-properties>
    </style:style>
    <style:style style:name="P205" style:family="paragraph" style:parent-style-name="List_20_Number">
      <style:paragraph-properties fo:margin-left="0in" fo:margin-right="0in" fo:text-indent="0in" style:auto-text-indent="false"/>
    </style:style>
    <style:style style:name="P206" style:family="paragraph" style:parent-style-name="List_20_Number">
      <style:paragraph-properties fo:margin-left="0in" fo:margin-right="0in" fo:text-indent="0in" style:auto-text-indent="false"/>
      <style:text-properties style:font-name="Tms Rmn"/>
    </style:style>
    <style:style style:name="P207" style:family="paragraph" style:parent-style-name="List_20_Number" style:list-style-name="WW8Num14">
      <style:paragraph-properties fo:margin-left="0in" fo:margin-right="0in" fo:text-indent="0in" style:auto-text-indent="false"/>
    </style:style>
    <style:style style:name="P208" style:family="paragraph" style:parent-style-name="List_20_Number" style:list-style-name="WW8Num14">
      <style:paragraph-properties fo:margin-left="0in" fo:margin-right="0in" fo:text-indent="0in" style:auto-text-indent="false"/>
    </style:style>
    <style:style style:name="P209" style:family="paragraph" style:parent-style-name="List_20_Number" style:list-style-name="WW8Num14">
      <style:paragraph-properties fo:margin-left="0in" fo:margin-right="0in" fo:text-indent="0in" style:auto-text-indent="false"/>
    </style:style>
    <style:style style:name="P210" style:family="paragraph" style:parent-style-name="List_20_Number" style:list-style-name="WW8Num14">
      <style:paragraph-properties fo:margin-left="0in" fo:margin-right="0in" fo:text-indent="0in" style:auto-text-indent="false"/>
    </style:style>
    <style:style style:name="P211" style:family="paragraph" style:parent-style-name="List_20_Number" style:list-style-name="WW8Num14">
      <style:paragraph-properties fo:margin-left="0in" fo:margin-right="0in" fo:text-indent="0in" style:auto-text-indent="false"/>
      <style:text-properties fo:color="#000000"/>
    </style:style>
    <style:style style:name="P212" style:family="paragraph" style:parent-style-name="List_20_Number" style:list-style-name="WW8Num29">
      <style:paragraph-properties fo:margin-left="0in" fo:margin-right="0in" fo:text-indent="0in" style:auto-text-indent="false"/>
    </style:style>
    <style:style style:name="P213" style:family="paragraph" style:parent-style-name="List_20_Number" style:list-style-name="WW8Num29">
      <style:paragraph-properties fo:margin-left="0in" fo:margin-right="0in" fo:text-indent="0in" style:auto-text-indent="false"/>
    </style:style>
    <style:style style:name="P214" style:family="paragraph" style:parent-style-name="List_20_Number">
      <style:paragraph-properties fo:margin-left="1in" fo:margin-right="0in" fo:text-indent="0in" style:auto-text-indent="false">
        <style:tab-stops>
          <style:tab-stop style:position="1.15in"/>
        </style:tab-stops>
      </style:paragraph-properties>
    </style:style>
    <style:style style:name="P215" style:family="paragraph" style:parent-style-name="List_20_Number">
      <style:paragraph-properties fo:margin-left="1in" fo:margin-right="0in" fo:text-indent="0in" style:auto-text-indent="false">
        <style:tab-stops>
          <style:tab-stop style:position="1.15in"/>
        </style:tab-stops>
      </style:paragraph-properties>
    </style:style>
    <style:style style:name="P21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17"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18"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19"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2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2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2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2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24" style:family="paragraph" style:parent-style-name="List_20_Number">
      <style:paragraph-properties fo:margin-left="1in" fo:margin-right="0in" fo:text-indent="0in" style:auto-text-indent="false"/>
      <style:text-properties fo:color="#000000" fo:font-style="italic" style:font-style-asian="italic"/>
    </style:style>
    <style:style style:name="P22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3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3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32"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33" style:family="paragraph" style:parent-style-name="List_20_Number" style:list-style-name="WW8Num29">
      <style:paragraph-properties fo:margin-left="0.5in" fo:margin-right="0in" fo:text-indent="0in" style:auto-text-indent="false"/>
    </style:style>
    <style:style style:name="P234" style:family="paragraph" style:parent-style-name="Heading_20_1" style:list-style-name="L26"/>
    <style:style style:name="P235" style:family="paragraph" style:parent-style-name="Heading_20_2" style:list-style-name="L26"/>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style:font-name="Helv1" fo:font-size="10pt" style:font-name-asian="Helv1" style:font-size-asian="10pt" style:font-name-complex="Helv1" style:font-size-complex="10pt"/>
    </style:style>
    <style:style style:name="T12" style:family="text">
      <style:text-properties fo:color="#000000" fo:font-weight="bold" style:font-weight-asian="bold" style:font-weight-complex="bold"/>
    </style:style>
    <style:style style:name="T13" style:family="text">
      <style:text-properties fo:color="#000000" style:font-name-asian="Helv1" style:font-name-complex="Helv1"/>
    </style:style>
    <style:style style:name="T14" style:family="text">
      <style:text-properties fo:font-size="14pt" style:font-size-asian="14pt" style:font-size-complex="14pt"/>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font-size="12pt" style:font-size-asian="12pt" style:font-size-complex="12pt"/>
    </style:style>
    <style:style style:name="T17" style:family="text">
      <style:text-properties style:font-name="Arial" fo:font-weight="normal" style:font-name-asian="TimesNewRomanPSMT" style:font-weight-asian="bold" style:font-name-complex="TimesNewRomanPSMT" style:font-weight-complex="bold"/>
    </style:style>
    <style:style style:name="T18" style:family="text">
      <style:text-properties style:font-name="Times New Roman"/>
    </style:style>
    <style:style style:name="T19" style:family="text">
      <style:text-properties style:font-name="Times New Roman" fo:font-weight="normal" style:font-name-asian="TimesNewRomanPSMT" style:font-weight-asian="bold" style:font-name-complex="TimesNewRomanPSMT" style:font-weight-complex="bold"/>
    </style:style>
    <style:style style:name="T20" style:family="text">
      <style:text-properties style:font-name="Times New Roman" fo:font-weight="normal" style:font-weight-asian="bold" style:font-weight-complex="bold"/>
    </style:style>
    <style:style style:name="T21" style:family="text">
      <style:text-properties style:font-name="Times New Roman" fo:font-size="12pt" style:font-size-asian="12pt" style:font-size-complex="12pt"/>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fo:font-weight="bold" style:font-size-asian="12pt" style:font-weight-asian="bold" style:font-size-complex="12pt" style:font-weight-complex="bold"/>
    </style:style>
    <style:style style:name="T24" style:family="text">
      <style:text-properties style:font-name="Times New Roman" fo:font-size="12pt" fo:font-weight="normal" style:font-size-asian="12pt" style:font-size-complex="12pt"/>
    </style:style>
    <style:style style:name="T25" style:family="text">
      <style:text-properties style:font-name="Times New Roman" fo:font-weight="bold"/>
    </style:style>
    <style:style style:name="T26" style:family="text">
      <style:text-properties style:font-name="Times New Roman" style:font-name-complex="Times New Roman"/>
    </style:style>
    <style:style style:name="T27" style:family="text">
      <style:text-properties style:font-name="Times New Roman" style:language-asian="zh" style:country-asian="CN" style:font-name-complex="Times New Roman"/>
    </style:style>
    <style:style style:name="T28" style:family="text">
      <style:text-properties fo:color="#333333"/>
    </style:style>
    <style:style style:name="T29"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30" style:family="text">
      <style:text-properties style:font-name="Times-Roman" fo:font-size="12pt" style:font-name-asian="Times-Roman" style:font-size-asian="12pt" style:font-name-complex="Times-Roman" style:font-size-complex="12pt"/>
    </style:style>
    <style:style style:name="T31" style:family="text">
      <style:text-properties style:font-name="Times-Roman" style:font-name-asian="Times-Roman" style:font-name-complex="Times-Roman"/>
    </style:style>
    <style:style style:name="T32" style:family="text">
      <style:text-properties fo:font-weight="normal" style:font-weight-asian="normal" style:font-weight-complex="normal"/>
    </style:style>
    <style:style style:name="T33" style:family="text">
      <style:text-properties fo:font-size="16pt" style:font-size-asian="16pt" style:font-size-complex="16pt"/>
    </style:style>
    <style:style style:name="T34" style:family="text">
      <style:text-properties fo:font-style="normal" fo:font-weight="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ize="10pt" fo:font-style="normal" fo:font-weight="normal" style:font-size-asian="10pt" style:font-size-complex="10pt"/>
    </style:style>
    <style:style style:name="T38" style:family="text">
      <style:text-properties fo:font-size="10pt" style:font-size-asian="10pt" style:font-size-complex="10pt"/>
    </style:style>
    <style:style style:name="T39" style:family="text">
      <style:text-properties style:text-underline-style="solid" style:text-underline-width="auto" style:text-underline-color="font-color"/>
    </style:style>
    <style:style style:name="T40" style:family="text">
      <style:text-properties style:font-name="Tms Rmn"/>
    </style:style>
    <style:style style:name="T41" style:family="text">
      <style:text-properties style:font-name="Tms Rmn" style:font-weight-asian="bold" style:font-weight-complex="bold"/>
    </style:style>
    <style:style style:name="T42" style:family="text">
      <style:text-properties fo:color="#ff0000"/>
    </style:style>
    <style:style style:name="T43" style:family="text">
      <style:text-properties fo:color="#ff0000" style:font-name="Times New Roman"/>
    </style:style>
    <style:style style:name="T44" style:family="text">
      <style:text-properties fo:font-style="italic"/>
    </style:style>
    <style:style style:name="T45" style:family="text">
      <style:text-properties fo:font-style="italic" style:font-style-asian="italic"/>
    </style:style>
    <style:style style:name="T4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7" style:family="text">
      <style:text-properties style:language-asian="zh" style:country-asian="CN"/>
    </style:style>
    <style:style style:name="T48" style:family="text">
      <style:text-properties style:font-name="Courier New" style:language-asian="zh" style:country-asian="CN" style:font-name-complex="Times New Roman"/>
    </style:style>
    <style:style style:name="T49" style:family="text">
      <style:text-properties style:font-name="Courier New" fo:font-size="10pt" fo:font-weight="normal" style:font-size-asian="10pt" style:language-asian="zh" style:country-asian="CN" style:font-name-complex="Times New Roman"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XCAT 2.x <text:s/></text:p>
      <text:p text:style-name="P17">02/20/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2"><text:a xlink:type="simple" xlink:href="#1.Overview of xCAT |outline" text:style-name="Internet_20_link" text:visited-style-name="Internet_20_link">1.0 Overview of xCAT </text:a><text:tab/>3</text:p>
          <text:p text:style-name="P203"><text:a xlink:type="simple" xlink:href="#1.1.xCAT  Architecture|outline" text:style-name="Internet_20_link" text:visited-style-name="Internet_20_link">1.1 xCAT <text:s/>Architecture</text:a><text:tab/>3</text:p>
          <text:p text:style-name="P204"><text:a xlink:type="simple" xlink:href="#1.1.1.Stateless and Stateful Choices|outline" text:style-name="Internet_20_link" text:visited-style-name="Internet_20_link">1.1.1 Stateless and Stateful Choices</text:a><text:tab/>3</text:p>
          <text:p text:style-name="P203"><text:a xlink:type="simple" xlink:href="#1.2.xCAT  Features|outline" text:style-name="Internet_20_link" text:visited-style-name="Internet_20_link">1.2 xCAT <text:s/>Features</text:a><text:tab/>4</text:p>
          <text:p text:style-name="P203"><text:a xlink:type="simple" xlink:href="#1.3.xCAT  license|outline" text:style-name="Internet_20_link" text:visited-style-name="Internet_20_link">1.3 xCAT <text:s/>license</text:a><text:tab/>5</text:p>
          <text:p text:style-name="P203"><text:a xlink:type="simple" xlink:href="#1.4.xCAT  support|outline" text:style-name="Internet_20_link" text:visited-style-name="Internet_20_link">1.4 xCAT <text:s/>support</text:a><text:tab/>5</text:p>
          <text:p text:style-name="P203"><text:a xlink:type="simple" xlink:href="#1.5.xCAT  Commands|outline" text:style-name="Internet_20_link" text:visited-style-name="Internet_20_link">1.5 xCAT <text:s/>Commands</text:a><text:tab/>5</text:p>
          <text:p text:style-name="P204"><text:a xlink:type="simple" xlink:href="#1.5.1.Database support|outline" text:style-name="Internet_20_link" text:visited-style-name="Internet_20_link">1.5.1 Database support</text:a><text:tab/>5</text:p>
          <text:p text:style-name="P204"><text:a xlink:type="simple" xlink:href="#1.5.2.Hardware Control |outline" text:style-name="Internet_20_link" text:visited-style-name="Internet_20_link">1.5.2 Hardware Control </text:a><text:tab/>6</text:p>
          <text:p text:style-name="P204"><text:a xlink:type="simple" xlink:href="#1.5.3.Monitoring |outline" text:style-name="Internet_20_link" text:visited-style-name="Internet_20_link">1.5.3 Monitoring </text:a><text:tab/>6</text:p>
          <text:p text:style-name="P204"><text:a xlink:type="simple" xlink:href="#1.5.4.Inventory|outline" text:style-name="Internet_20_link" text:visited-style-name="Internet_20_link">1.5.4 Inventory</text:a><text:tab/>6</text:p>
          <text:p text:style-name="P204"><text:a xlink:type="simple" xlink:href="#1.5.5.Parallel Commands|outline" text:style-name="Internet_20_link" text:visited-style-name="Internet_20_link">1.5.5 Parallel Commands</text:a><text:tab/>6</text:p>
          <text:p text:style-name="P204"><text:a xlink:type="simple" xlink:href="#1.5.6.Deployment|outline" text:style-name="Internet_20_link" text:visited-style-name="Internet_20_link">1.5.6 Deployment</text:a><text:tab/>7</text:p>
          <text:p text:style-name="P204"><text:a xlink:type="simple" xlink:href="#1.5.7.Others|outline" text:style-name="Internet_20_link" text:visited-style-name="Internet_20_link">1.5.7 Others</text:a><text:tab/>7</text:p>
          <text:p text:style-name="P202"><text:a xlink:type="simple" xlink:href="#2.Installing a xCAT Management Node|outline" text:style-name="Internet_20_link" text:visited-style-name="Internet_20_link">2.0 Installing a xCAT Management Node</text:a><text:tab/>8</text:p>
          <text:p text:style-name="P203"><text:a xlink:type="simple" xlink:href="#2.1. Install a Linux Management Node with xCAT |outline" text:style-name="Internet_20_link" text:visited-style-name="Internet_20_link">2.1 <text:s/>Install a Linux Management Node with xCAT </text:a><text:tab/>8</text:p>
          <text:p text:style-name="P204"><text:a xlink:type="simple" xlink:href="#2.1.1.Setup Your Networks|outline" text:style-name="Internet_20_link" text:visited-style-name="Internet_20_link">2.1.1 Setup Your Networks</text:a><text:tab/>8</text:p>
          <text:p text:style-name="P204"><text:a xlink:type="simple" xlink:href="#2.1.2.Install the Management Node OS|outline" text:style-name="Internet_20_link" text:visited-style-name="Internet_20_link">2.1.2 Install the Management Node OS</text:a><text:tab/>8</text:p>
          <text:p text:style-name="P204"><text:a xlink:type="simple" xlink:href="#2.1.3.Ensure that SELinux is Disabled|outline" text:style-name="Internet_20_link" text:visited-style-name="Internet_20_link">2.1.3 Ensure that SELinux is Disabled</text:a><text:tab/>8</text:p>
          <text:p text:style-name="P204"><text:a xlink:type="simple" xlink:href="#2.1.4.Prevent DHCP client from overwriting DNS configuration|outline" text:style-name="Internet_20_link" text:visited-style-name="Internet_20_link">2.1.4 Prevent DHCP client from overwriting DNS configuration</text:a><text:tab/>8</text:p>
          <text:p text:style-name="P204"><text:a xlink:type="simple" xlink:href="#2.1.5.Configure Cluster-Facing NICS|outline" text:style-name="Internet_20_link" text:visited-style-name="Internet_20_link">2.1.5 Configure Cluster-Facing NICS</text:a><text:tab/>8</text:p>
          <text:p text:style-name="P204"><text:a xlink:type="simple" xlink:href="#2.1.6.Configure Hostname|outline" text:style-name="Internet_20_link" text:visited-style-name="Internet_20_link">2.1.6 Configure Hostname</text:a><text:tab/>9</text:p>
          <text:p text:style-name="P204"><text:a xlink:type="simple" xlink:href="#2.1.7.Configure DNS Resolution|outline" text:style-name="Internet_20_link" text:visited-style-name="Internet_20_link">2.1.7 Configure DNS Resolution</text:a><text:tab/>9</text:p>
          <text:p text:style-name="P204"><text:a xlink:type="simple" xlink:href="#2.1.8.Set Up Basic hosts file|outline" text:style-name="Internet_20_link" text:visited-style-name="Internet_20_link">2.1.8 Set Up Basic hosts file</text:a><text:tab/>9</text:p>
          <text:p text:style-name="P204"><text:a xlink:type="simple" xlink:href="#2.1.9.Restart Management Node |outline" text:style-name="Internet_20_link" text:visited-style-name="Internet_20_link">2.1.9 Restart Management Node </text:a><text:tab/>9</text:p>
          <text:p text:style-name="P204"><text:a xlink:type="simple" xlink:href="#2.1.10. Configure Ethernet Switches |outline" text:style-name="Internet_20_link" text:visited-style-name="Internet_20_link">2.1.10 <text:s/>Configure Ethernet Switches </text:a><text:tab/>9</text:p>
          <text:p text:style-name="P204"><text:a xlink:type="simple" xlink:href="#2.1.11. Remove the package tftp-server|outline" text:style-name="Internet_20_link" text:visited-style-name="Internet_20_link">2.1.11 <text:s/>Remove the package tftp-server</text:a><text:tab/>10</text:p>
          <text:p text:style-name="P204"><text:a xlink:type="simple" xlink:href="#2.1.12. Remove the package OpenIPMI-tool  on RHEL|outline" text:style-name="Internet_20_link" text:visited-style-name="Internet_20_link">2.1.12 <text:s/>Remove the package OpenIPMI-tool <text:s/>on RHEL</text:a><text:tab/>10</text:p>
          <text:p text:style-name="P204"><text:a xlink:type="simple" xlink:href="#2.1.13. Download and Install xCAT 2 From an MN That Has Internet Access|outline" text:style-name="Internet_20_link" text:visited-style-name="Internet_20_link">2.1.13 <text:s/>Download and Install xCAT 2 From an MN That Has Internet Access</text:a><text:tab/>10</text:p>
          <text:p text:style-name="P71"><text:a xlink:type="simple" xlink:href="#2.1.13.1.Setup Yum for RedHat |outline" text:style-name="Internet_20_link" text:visited-style-name="Internet_20_link">2.1.13.1 Setup Yum for RedHat </text:a><text:tab/>10</text:p>
          <text:p text:style-name="P71"><text:a xlink:type="simple" xlink:href="#2.1.13.2.Setup Zypper for SLES|outline" text:style-name="Internet_20_link" text:visited-style-name="Internet_20_link">2.1.13.2 Setup Zypper for SLES</text:a><text:tab/>10</text:p>
          <text:p text:style-name="P204"><text:a xlink:type="simple" xlink:href="#2.1.14. Download and Install xCAT 2 For an MN That Does Not Have Internet Access|outline" text:style-name="Internet_20_link" text:visited-style-name="Internet_20_link">2.1.14 <text:s/>Download and Install xCAT 2 For an MN That Does Not Have Internet Access</text:a><text:tab/>11</text:p>
          <text:p text:style-name="P71"><text:a xlink:type="simple" xlink:href="#2.1.14.1.Download xCAT tarballs|outline" text:style-name="Internet_20_link" text:visited-style-name="Internet_20_link">2.1.14.1 Download xCAT tarballs</text:a><text:tab/>11</text:p>
          <text:p text:style-name="P71"><text:a xlink:type="simple" xlink:href="#2.1.14.2.Setup YUM repository for xCAT and Dependencies|outline" text:style-name="Internet_20_link" text:visited-style-name="Internet_20_link">2.1.14.2 Setup YUM repository for xCAT and Dependencies</text:a><text:tab/>11</text:p>
          <text:p text:style-name="P71"><text:a xlink:type="simple" xlink:href="#2.1.14.3.Setup Zypper for SLES for xCAT and Dependencies|outline" text:style-name="Internet_20_link" text:visited-style-name="Internet_20_link">2.1.14.3 Setup Zypper for SLES for xCAT and Dependencies</text:a><text:tab/>11</text:p>
          <text:p text:style-name="P204"><text:a xlink:type="simple" xlink:href="#2.1.15. Get the Requisite Packages From the Distro|outline" text:style-name="Internet_20_link" text:visited-style-name="Internet_20_link">2.1.15 <text:s/>Get the Requisite Packages From the Distro</text:a><text:tab/>12</text:p>
          <text:p text:style-name="P71"><text:a xlink:type="simple" xlink:href="#2.1.15.1. Fedora|outline" text:style-name="Internet_20_link" text:visited-style-name="Internet_20_link">2.1.15.1 <text:s/>Fedora</text:a><text:tab/>12</text:p>
          <text:p text:style-name="P71"><text:a xlink:type="simple" xlink:href="#2.1.15.2.Setting up xCAT RHEL repository|outline" text:style-name="Internet_20_link" text:visited-style-name="Internet_20_link">2.1.15.2 Setting up xCAT RHEL repository</text:a><text:tab/>13</text:p>
          <text:p text:style-name="P71"><text:a xlink:type="simple" xlink:href="#2.1.15.3.Setting up xCAT SLES repository |outline" text:style-name="Internet_20_link" text:visited-style-name="Internet_20_link">2.1.15.3 Setting up xCAT SLES repository </text:a><text:tab/>13</text:p>
          <text:p text:style-name="P204"><text:a xlink:type="simple" xlink:href="#2.1.16.  Install  xCAT and Dependencies on the Management Node |outline" text:style-name="Internet_20_link" text:visited-style-name="Internet_20_link">2.1.16 <text:s text:c="2"/>Install <text:s/>xCAT and Dependencies on the Management Node </text:a><text:tab/>13</text:p>
          <text:p text:style-name="P204"><text:soft-page-break/><text:a xlink:type="simple" xlink:href="#2.1.17. Install Yaboot on the Management Node for pLinux|outline" text:style-name="Internet_20_link" text:visited-style-name="Internet_20_link">2.1.17 <text:s/>Install Yaboot on the Management Node for pLinux</text:a><text:tab/>14</text:p>
          <text:p text:style-name="P204"><text:a xlink:type="simple" xlink:href="#2.1.18.  Test xCAT Installation|outline" text:style-name="Internet_20_link" text:visited-style-name="Internet_20_link">2.1.18 <text:s text:c="2"/>Test xCAT Installation</text:a><text:tab/>14</text:p>
          <text:p text:style-name="P204"><text:a xlink:type="simple" xlink:href="#2.1.19. Update xCAT Software after Installation|outline" text:style-name="Internet_20_link" text:visited-style-name="Internet_20_link">2.1.19 <text:s/>Update xCAT Software after Installation</text:a><text:tab/>14</text:p>
          <text:p text:style-name="P203"><text:a xlink:type="simple" xlink:href="#2.2.Install an AIX Management Node with xCAT |outline" text:style-name="Internet_20_link" text:visited-style-name="Internet_20_link">2.2 Install an AIX Management Node with xCAT </text:a><text:tab/>15</text:p>
          <text:p text:style-name="P204"><text:a xlink:type="simple" xlink:href="#2.2.1.Setup xCAT Management Node |outline" text:style-name="Internet_20_link" text:visited-style-name="Internet_20_link">2.2.1 Setup xCAT Management Node </text:a><text:tab/>15</text:p>
          <text:p text:style-name="P204"><text:a xlink:type="simple" xlink:href="#2.2.2.Download and install the prerequisite Open Source Software (OSS)|outline" text:style-name="Internet_20_link" text:visited-style-name="Internet_20_link">2.2.2 Download and install the prerequisite Open Source Software (OSS)</text:a><text:tab/>15</text:p>
          <text:p text:style-name="P204"><text:a xlink:type="simple" xlink:href="#2.2.3.Verify that the following basic AIX services needed|outline" text:style-name="Internet_20_link" text:visited-style-name="Internet_20_link">2.2.3 Verify that the following basic AIX services needed</text:a><text:tab/>15</text:p>
          <text:p text:style-name="P204"><text:a xlink:type="simple" xlink:href="#2.2.4.Download and Install the xCAT software |outline" text:style-name="Internet_20_link" text:visited-style-name="Internet_20_link">2.2.4 Download and Install the xCAT software </text:a><text:tab/>16</text:p>
          <text:p text:style-name="P204"><text:a xlink:type="simple" xlink:href="#2.2.5.Verify the xCAT install |outline" text:style-name="Internet_20_link" text:visited-style-name="Internet_20_link">2.2.5 Verify the xCAT install </text:a><text:tab/>17</text:p>
          <text:p text:style-name="P203"><text:a xlink:type="simple" xlink:href="#2.3.Setup Alternate Databases|outline" text:style-name="Internet_20_link" text:visited-style-name="Internet_20_link">2.3 Setup Alternate Databases</text:a><text:tab/>17</text:p>
          <text:p text:style-name="P204"><text:a xlink:type="simple" xlink:href="#2.3.1.SQLite|outline" text:style-name="Internet_20_link" text:visited-style-name="Internet_20_link">2.3.1 SQLite</text:a><text:tab/>17</text:p>
          <text:p text:style-name="P204"><text:a xlink:type="simple" xlink:href="#2.3.2.PostgreSQL|outline" text:style-name="Internet_20_link" text:visited-style-name="Internet_20_link">2.3.2 PostgreSQL</text:a><text:tab/>17</text:p>
          <text:p text:style-name="P204"><text:a xlink:type="simple" xlink:href="#2.3.3.MySQL|outline" text:style-name="Internet_20_link" text:visited-style-name="Internet_20_link">2.3.3 MySQL</text:a><text:tab/>18</text:p>
          <text:p text:style-name="P204"><text:a xlink:type="simple" xlink:href="#2.3.4.DB2 (TBD)|outline" text:style-name="Internet_20_link" text:visited-style-name="Internet_20_link">2.3.4 DB2 (TBD)</text:a><text:tab/>18</text:p>
          <text:p text:style-name="P202"><text:a xlink:type="simple" xlink:href="#3.Deploying and Maintaining Cluster Nodes |outline" text:style-name="Internet_20_link" text:visited-style-name="Internet_20_link">3.0 Deploying and Maintaining Cluster Nodes </text:a><text:tab/>18</text:p>
          <text:p text:style-name="P203"><text:a xlink:type="simple" xlink:href="#3.1.Linux Nodes|outline" text:style-name="Internet_20_link" text:visited-style-name="Internet_20_link">3.1 Linux Nodes</text:a><text:tab/>18</text:p>
          <text:p text:style-name="P204"><text:a xlink:type="simple" xlink:href="#3.1.1.Linux Cookbook|outline" text:style-name="Internet_20_link" text:visited-style-name="Internet_20_link">3.1.1 Linux Cookbook</text:a><text:tab/>18</text:p>
          <text:p text:style-name="P204"><text:a xlink:type="simple" xlink:href="#3.1.2.pLinux Cookbook|outline" text:style-name="Internet_20_link" text:visited-style-name="Internet_20_link">3.1.2 pLinux Cookbook</text:a><text:tab/>18</text:p>
          <text:p text:style-name="P204"><text:a xlink:type="simple" xlink:href="#3.1.3.BladeCenter How-To|outline" text:style-name="Internet_20_link" text:visited-style-name="Internet_20_link">3.1.3 BladeCenter How-To</text:a><text:tab/>18</text:p>
          <text:p text:style-name="P204"><text:a xlink:type="simple" xlink:href="#3.1.4.IdataPlex How-To|outline" text:style-name="Internet_20_link" text:visited-style-name="Internet_20_link">3.1.4 IdataPlex How-To</text:a><text:tab/>18</text:p>
          <text:p text:style-name="P204"><text:a xlink:type="simple" xlink:href="#3.1.5.SLES 10.1 notes|outline" text:style-name="Internet_20_link" text:visited-style-name="Internet_20_link">3.1.5 SLES 10.1 notes</text:a><text:tab/>18</text:p>
          <text:p text:style-name="P203"><text:a xlink:type="simple" xlink:href="#3.2.AIX Nodes|outline" text:style-name="Internet_20_link" text:visited-style-name="Internet_20_link">3.2 AIX Nodes</text:a><text:tab/>18</text:p>
          <text:p text:style-name="P204"><text:a xlink:type="simple" xlink:href="#3.2.1.AIX diskfull nodes |outline" text:style-name="Internet_20_link" text:visited-style-name="Internet_20_link">3.2.1 AIX diskfull nodes </text:a><text:tab/>18</text:p>
          <text:p text:style-name="P204"><text:a xlink:type="simple" xlink:href="#3.2.2.AIX diskless nodes|outline" text:style-name="Internet_20_link" text:visited-style-name="Internet_20_link">3.2.2 AIX diskless nodes</text:a><text:tab/>18</text:p>
          <text:p text:style-name="P203"><text:a xlink:type="simple" xlink:href="#3.3.Updating the xCAT Cluster|outline" text:style-name="Internet_20_link" text:visited-style-name="Internet_20_link">3.3 Updating the xCAT Cluster</text:a><text:tab/>19</text:p>
          <text:p text:style-name="P202"><text:a xlink:type="simple" xlink:href="#4.Node Discovery|outline" text:style-name="Internet_20_link" text:visited-style-name="Internet_20_link">4.0 Node Discovery</text:a><text:tab/>19</text:p>
          <text:p text:style-name="P202"><text:a xlink:type="simple" xlink:href="#5.Using Hierarchy |outline" text:style-name="Internet_20_link" text:visited-style-name="Internet_20_link">5.0 Using Hierarchy </text:a><text:tab/>19</text:p>
          <text:p text:style-name="P203"><text:a xlink:type="simple" xlink:href="#5.1.Linux|outline" text:style-name="Internet_20_link" text:visited-style-name="Internet_20_link">5.1 Linux</text:a><text:tab/>19</text:p>
          <text:p text:style-name="P203"><text:a xlink:type="simple" xlink:href="#5.2.AIX |outline" text:style-name="Internet_20_link" text:visited-style-name="Internet_20_link">5.2 AIX </text:a><text:tab/>19</text:p>
          <text:p text:style-name="P202"><text:a xlink:type="simple" xlink:href="#6.Monitoring |outline" text:style-name="Internet_20_link" text:visited-style-name="Internet_20_link">6.0 Monitoring </text:a><text:tab/>19</text:p>
          <text:p text:style-name="P202"><text:a xlink:type="simple" xlink:href="#7.xCAT imaging |outline" text:style-name="Internet_20_link" text:visited-style-name="Internet_20_link">7.0 xCAT imaging </text:a><text:tab/>20</text:p>
          <text:p text:style-name="P202"><text:a xlink:type="simple" xlink:href="#8.xCAT IB Support|outline" text:style-name="Internet_20_link" text:visited-style-name="Internet_20_link">8.0 xCAT IB Support</text:a><text:tab/>20</text:p>
          <text:p text:style-name="P202"><text:a xlink:type="simple" xlink:href="#9.Customize your installation methods|outline" text:style-name="Internet_20_link" text:visited-style-name="Internet_20_link">9.0 Customize your installation methods</text:a><text:tab/>20</text:p>
          <text:p text:style-name="P202"><text:a xlink:type="simple" xlink:href="#10.Uninstalling xCAT on Linux|outline" text:style-name="Internet_20_link" text:visited-style-name="Internet_20_link">10.0 Uninstalling xCAT on Linux</text:a><text:tab/>20</text:p>
          <text:p text:style-name="P202"><text:a xlink:type="simple" xlink:href="#11.Migrating from xCAT 1.3 to 2.x|outline" text:style-name="Internet_20_link" text:visited-style-name="Internet_20_link">11.0 Migrating from xCAT 1.3 to 2.x</text:a><text:tab/>20</text:p>
          <text:p text:style-name="P202"><text:a xlink:type="simple" xlink:href="#12.xCAT for CSM Admin|outline" text:style-name="Internet_20_link" text:visited-style-name="Internet_20_link">12.0 xCAT for CSM Admin</text:a><text:tab/>20</text:p>
          <text:p text:style-name="P202"><text:a xlink:type="simple" xlink:href="#13.xCAT on Windows|outline" text:style-name="Internet_20_link" text:visited-style-name="Internet_20_link">13.0 xCAT on Windows</text:a><text:tab/>20</text:p>
          <text:p text:style-name="P202"><text:a xlink:type="simple" xlink:href="#14.xCAT and Xen|outline" text:style-name="Internet_20_link" text:visited-style-name="Internet_20_link">14.0 xCAT and Xen</text:a><text:tab/>20</text:p>
          <text:p text:style-name="P202"><text:a xlink:type="simple" xlink:href="#15. References|outline" text:style-name="Internet_20_link" text:visited-style-name="Internet_20_link">15.0 <text:s/>References</text:a><text:tab/>20</text:p>
          <text:p text:style-name="P203"><text:a xlink:type="simple" xlink:href="#15.1.xCAT Summary Commands and Database Tables|outline" text:style-name="Internet_20_link" text:visited-style-name="Internet_20_link">15.1 xCAT Summary Commands and Database Tables</text:a><text:tab/>20</text:p>
          <text:p text:style-name="P203"><text:a xlink:type="simple" xlink:href="#15.2.Stateless GPFS|outline" text:style-name="Internet_20_link" text:visited-style-name="Internet_20_link">15.2 Stateless GPFS</text:a><text:tab/>20</text:p>
          <text:p text:style-name="P203"><text:a xlink:type="simple" xlink:href="#15.3.Maui|outline" text:style-name="Internet_20_link" text:visited-style-name="Internet_20_link">15.3 Maui</text:a><text:tab/>21</text:p>
          <text:p text:style-name="P203"><text:a xlink:type="simple" xlink:href="#15.4.Torque |outline" text:style-name="Internet_20_link" text:visited-style-name="Internet_20_link">15.4 Torque </text:a><text:tab/>21</text:p>
          <text:p text:style-name="P203"><text:a xlink:type="simple" xlink:href="#15.5.Ganglia|outline" text:style-name="Internet_20_link" text:visited-style-name="Internet_20_link">15.5 Ganglia</text:a><text:tab/>21</text:p>
          <text:p text:style-name="P203"><text:a xlink:type="simple" xlink:href="#15.6.LDAP|outline" text:style-name="Internet_20_link" text:visited-style-name="Internet_20_link">15.6 LDAP</text:a><text:tab/>21</text:p>
          <text:p text:style-name="P203"><text:a xlink:type="simple" xlink:href="#15.7. XCAT Developer Guide (TBD)|outline" text:style-name="Internet_20_link" text:visited-style-name="Internet_20_link">15.7 <text:s/>XCAT Developer Guide (TBD)</text:a><text:tab/>21</text:p>
          <text:p text:style-name="P202"><text:a xlink:type="simple" xlink:href="#16. Known Bugs|outline" text:style-name="Internet_20_link" text:visited-style-name="Internet_20_link">16.0 <text:s/>Known Bugs</text:a><text:tab/>21</text:p>
          <text:p text:style-name="P202"><text:soft-page-break/><text:a xlink:type="simple" xlink:href="#17. Feature requests|outline" text:style-name="Internet_20_link" text:visited-style-name="Internet_20_link">17.0 <text:s/>Feature requests</text:a><text:tab/>21</text:p>
          <text:p text:style-name="P202"><text:a xlink:type="simple" xlink:href="#18. References|outline" text:style-name="Internet_20_link" text:visited-style-name="Internet_20_link">18.0 <text:s/>References</text:a><text:tab/>21</text:p>
        </text:index-body>
      </text:table-of-content>
      <text:p text:style-name="P2"/>
      <text:h text:style-name="P39"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25"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20"><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21"/>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86"><text:soft-page-break/>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86">If a node experiences a hardware problem, the hardware can be pulled from the rack and replaced with new hardware and the node booted again and it will come up with the same state as before.</text:p>
        </text:list-item>
        <text:list-item>
          <text:p text:style-name="P86">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89">RAM-root<text:span text:style-name="T32"> – The entire OS image is contained in a RAM file system that is sent to the node when it boots. <text:s/>Typical size for a minimal compute node for Linux is 75-160 MB of memory.</text:span></text:p>
        </text:list-item>
        <text:list-item>
          <text:p text:style-name="P89">Compressed RAM-root<text:span text:style-name="T32">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89">NFS Hybrid<text:span text:style-name="T32">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22"/>
      <text:h text:style-name="P25" text:outline-level="2">xCAT <text:s/>Features</text:h>
      <text:p text:style-name="Standard">Features <text:s/>provided by xCAT for AIX or Linux clusters include the following:</text:p>
      <text:list text:style-name="WW8Num10">
        <text:list-item text:start-value="1">
          <text:p text:style-name="P28">Deploying diskless and diskfull nodes.</text:p>
        </text:list-item>
        <text:list-item>
          <text:p text:style-name="P28">Node discovery</text:p>
        </text:list-item>
        <text:list-item>
          <text:p text:style-name="P28">Operating system image management.</text:p>
        </text:list-item>
        <text:list-item>
          <text:p text:style-name="P28">Support for user-provided customization scripts.</text:p>
        </text:list-item>
        <text:list-item>
          <text:p text:style-name="P28">xCAT data store in plug-in relational <text:s/>database (SQLite, MySQL,Postgresl, TBD)</text:p>
        </text:list-item>
        <text:list-item>
          <text:p text:style-name="P195">Hardware control commands for discovering hardware, gathering MAC addresses, VPD, and environments, power control, initiating a network boot, and LPAR creation/deletion. <text:s/></text:p>
        </text:list-item>
        <text:list-item>
          <text:p text:style-name="P195">Hierarchical support to allow large system to distribute the management of the cluster to service nodes. </text:p>
        </text:list-item>
        <text:list-item>
          <text:p text:style-name="P28">Remote console support.</text:p>
        </text:list-item>
        <text:list-item>
          <text:p text:style-name="P197">Parallel remote shell and remote copy commands. </text:p>
        </text:list-item>
        <text:list-item>
          <text:p text:style-name="P28">Monitoring plug-in infrastructure (RMC, Ganglia)</text:p>
        </text:list-item>
        <text:list-item>
          <text:p text:style-name="P197">Notification infrastructure which lets users monitor xCAT database table changes. </text:p>
        </text:list-item>
        <text:list-item>
          <text:p text:style-name="P28">Predefined conditions, responses and sensors.</text:p>
        </text:list-item>
        <text:list-item>
          <text:p text:style-name="P28">Software and firmware inventory </text:p>
        </text:list-item>
        <text:list-item>
          <text:p text:style-name="P28">Xen support</text:p>
        </text:list-item>
        <text:list-item>
          <text:p text:style-name="P28">Windows support</text:p>
        </text:list-item>
        <text:list-item>
          <text:p text:style-name="P28"><text:soft-page-break/>GUI for initial cluster setup</text:p>
        </text:list-item>
        <text:list-item>
          <text:p text:style-name="P28">Allow continuous operation during cluster software updates <text:s/>using plug-in job scheduler ( LoadLeveler, Moab). </text:p>
        </text:list-item>
        <text:list-item>
          <text:p text:style-name="P28">Automatic setup for syslog, remote shell, DNS, DHCP, and ntp for both the xCAT management node and the cluster nodes.</text:p>
        </text:list-item>
        <text:list-item>
          <text:p text:style-name="P197">Documentation and “<text:span text:style-name="T2">man</text:span>” pages.</text:p>
          <text:p text:style-name="P200"/>
        </text:list-item>
      </text:list>
      <text:h text:style-name="P25" text:outline-level="2">xCAT <text:s/>license</text:h>
      <text:p text:style-name="Body_20_Text_20_First_20_Indent">xCAT 2 Open Source License: <text:a xlink:type="simple" xlink:href="http://www.opensource.org/licenses/eclipse-1.0.php">Eclipse Public License</text:a> </text:p>
      <text:h text:style-name="P25"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26" text:outline-level="2">xCAT <text:s/>Commands</text:h>
      <text:p text:style-name="Body_20_Text_20_First_20_Indent">Note: some of these commands run on Linux and AIX, some are targeted only for AIX or Linux. </text:p>
      <text:h text:style-name="P44" text:outline-level="3">Database support</text:h>
      <text:list text:style-name="L3">
        <text:list-item>
          <text:p text:style-name="P92"><text:a xlink:type="simple" xlink:href="http://xcat.sourceforge.net/man5/xcatdb.5.html">DB Tables</text:a>– Complete list of xCAT database tables descriptions. </text:p>
        </text:list-item>
        <text:list-item>
          <text:p text:style-name="P92"><text:a xlink:type="simple" xlink:href="http://xcat.sourceforge.net/man1/chdef.1.html">chdef</text:a> - Change xCAT data object definitions. </text:p>
        </text:list-item>
        <text:list-item>
          <text:p text:style-name="P92"><text:a xlink:type="simple" xlink:href="http://xcat.sourceforge.net/man8/chtab.8.html">chtab </text:a>- Add, delete or update rows in the database tables. </text:p>
        </text:list-item>
        <text:list-item>
          <text:p text:style-name="P92"><text:a xlink:type="simple" xlink:href="http://xcat.sourceforge.net/man1/dumpxCATdb.1.html">dumpxCATdb</text:a> – dumps entire xCAT database.</text:p>
        </text:list-item>
        <text:list-item>
          <text:p text:style-name="P92"><text:a xlink:type="simple" xlink:href="http://xcat.sourceforge.net/man1/gettab.1.html">gettab</text:a> – searches through tables with keys and return matching attributes. </text:p>
        </text:list-item>
        <text:list-item>
          <text:p text:style-name="P92"><text:a xlink:type="simple" xlink:href="http://xcat.sourceforge.net/man1/lsdef.1.html">lsdef</text:a> - used to display xCAT object definitions which are stored in the xCAT database. </text:p>
        </text:list-item>
        <text:list-item>
          <text:p text:style-name="P92"><text:a xlink:type="simple" xlink:href="http://xcat.sourceforge.net/man1/mkdef.1.html">mkdef </text:a>– used to create xCAT data object definitions.</text:p>
        </text:list-item>
        <text:list-item>
          <text:p text:style-name="P92"><text:a xlink:type="simple" xlink:href="http://xcat.sourceforge.net/man8/mkrrbc.8.html">mkrrbc</text:a> - Adds or deletes BladeCenter management module and switch node definitions in the xCAT cluster database.</text:p>
        </text:list-item>
        <text:list-item>
          <text:p text:style-name="P92"><text:a xlink:type="simple" xlink:href="http://xcat.sourceforge.net/man8/mkrrnodes.8.html">mkrrnodes</text:a> – adds or deletes nodes in the xCAT cluster database. <text:s/>Allows creation/deletion of many nodes at once. <text:bookmark text:name="item_mkrrnodes"/></text:p>
        </text:list-item>
        <text:list-item>
          <text:p text:style-name="P92"><text:a xlink:type="simple" xlink:href="http://xcat.sourceforge.net/man8/nodeadd.8.html">nodeadd</text:a> - <text:s/>Adds nodes to the xCAT cluster database. </text:p>
        </text:list-item>
        <text:list-item>
          <text:p text:style-name="P92"><text:a xlink:type="simple" xlink:href="http://xcat.sourceforge.net/man1/nodech.1.html">nodech</text:a> - Changes nodes' attributes in the xCAT cluster database. </text:p>
        </text:list-item>
        <text:list-item>
          <text:p text:style-name="P92"><text:a xlink:type="simple" xlink:href="http://xcat.sourceforge.net/man1/nodech.1.html">nodels</text:a> - lists the nodes, and their attributes, from the xCAT database. </text:p>
        </text:list-item>
        <text:list-item>
          <text:p text:style-name="P92"><text:a xlink:type="simple" xlink:href="http://xcat.sourceforge.net/man1/noderm.1.html">noderm </text:a>- removes the nodes in the noderange from all database table. </text:p>
        </text:list-item>
        <text:list-item>
          <text:p text:style-name="P92"><text:a xlink:type="simple" xlink:href="http://xcat.sourceforge.net/man1/restorexCATdb.1.html">restorexCATdb</text:a> – restore the xCAT database. </text:p>
        </text:list-item>
        <text:list-item>
          <text:p text:style-name="P92"><text:a xlink:type="simple" xlink:href="http://xcat.sourceforge.net/man1/rmdef.1.html">rmdef </text:a>- remove xCAT data object definitions. </text:p>
        </text:list-item>
        <text:list-item>
          <text:p text:style-name="P92"><text:a xlink:type="simple" xlink:href="http://xcat.sourceforge.net/man8/tabdump.8.html">tabdump</text:a> - isplay an xCAT database table in CSV format. </text:p>
        </text:list-item>
        <text:list-item>
          <text:p text:style-name="P92"><text:a xlink:type="simple" xlink:href="http://xcat.sourceforge.net/man8/tabedit.8.html">tabedit</text:a> - view an xCAT database table in an editor and make changes. </text:p>
        </text:list-item>
        <text:list-item>
          <text:p text:style-name="P92"><text:a xlink:type="simple" xlink:href="http://xcat.sourceforge.net/man1/tabgrep.1.html">tabgrep</text:a> - list table names in which an entry for the given node appears. </text:p>
        </text:list-item>
        <text:list-item>
          <text:p text:style-name="P92"><text:a xlink:type="simple" xlink:href="http://xcat.sourceforge.net/man8/tabrestore.8.html">tabrestore </text:a>- replaces the contents of an xCAT database table with the contents in a csv file. </text:p>
        </text:list-item>
        <text:list-item>
          <text:p text:style-name="P92"><text:a xlink:type="simple" xlink:href="http://xcat.sourceforge.net/man5/xcatstanzafile.5.html">xcatstanzafile</text:a> - Format of a stanza file that can be used with xCAT data object definition commands. </text:p>
        </text:list-item>
      </text:list>
      <text:h text:style-name="P44" text:outline-level="3"><text:soft-page-break/>Hardware Control </text:h>
      <text:list text:style-name="L4">
        <text:list-item>
          <text:p text:style-name="P112"><text:a xlink:type="simple" xlink:href="http://xcat.sourceforge.net/man1/getmacs.1.html">getmacs</text:a> - Collects node MAC address. </text:p>
        </text:list-item>
        <text:list-item>
          <text:p text:style-name="P112"><text:a xlink:type="simple" xlink:href="http://xcat.sourceforge.net/man1/lsslp.1.html">lsslp</text:a> - Discovers selected networked services information within the same subnet. </text:p>
        </text:list-item>
        <text:list-item>
          <text:p text:style-name="P112"><text:a xlink:type="simple" xlink:href="http://xcat.sourceforge.net/man1/lsvm.1.html">lsvm </text:a>- Lists partition profile information for HMC- and IVM-managed nodes. </text:p>
        </text:list-item>
      </text:list>
      <text:list text:style-name="L5">
        <text:list-item>
          <text:p text:style-name="P115"><text:a xlink:type="simple" xlink:href="http://xcat.sourceforge.net/man1/nodestat.1.html">nodestat </text:a>- display the running status of a noderange </text:p>
        </text:list-item>
      </text:list>
      <text:list text:style-name="L6">
        <text:list-item>
          <text:p text:style-name="P116"><text:a xlink:type="simple" xlink:href="http://xcat.sourceforge.net/man1/rbeacon.1.html">rbeacon </text:a>- Turns beacon on/off/blink or gives status of a node or noderange. </text:p>
        </text:list-item>
        <text:list-item>
          <text:p text:style-name="P116"><text:a xlink:type="simple" xlink:href="http://xcat.sourceforge.net/man1/rcons.1.html">rcons </text:a>- <text:s/>remotely accesses the serial console of a node.</text:p>
        </text:list-item>
        <text:list-item>
          <text:p text:style-name="P116"><text:a xlink:type="simple" xlink:href="http://xcat.sourceforge.net/man1/replaycons.1.html">replaycons</text:a> - replay the console output for a node </text:p>
        </text:list-item>
        <text:list-item>
          <text:p text:style-name="P116"><text:a xlink:type="simple" xlink:href="http://xcat.sourceforge.net/man1/reventlog.1.html">reventlog</text:a> - retrieve or clear remote hardware event logs </text:p>
        </text:list-item>
        <text:list-item>
          <text:p text:style-name="P116"><text:a xlink:type="simple" xlink:href="http://xcat.sourceforge.net/man1/rflash.1.html">rflash </text:a>- Performs Licensed Internal Code (LIC) update support for HMC-attached P5/P6</text:p>
        </text:list-item>
        <text:list-item>
          <text:p text:style-name="P116"><text:a xlink:type="simple" xlink:href="http://xcat.sourceforge.net/man1/rmigrate.1.html">rmigrate</text:a> - Execute migration of a guest VM between hosts/hypervisors .</text:p>
        </text:list-item>
        <text:list-item>
          <text:p text:style-name="P116"><text:a xlink:type="simple" xlink:href="http://xcat.sourceforge.net/man1/rmvm.1.html">rmvm</text:a> - Removes HMC- and IVM-managed partitions. </text:p>
        </text:list-item>
      </text:list>
      <text:list text:style-name="L7">
        <text:list-item>
          <text:p text:style-name="P121"><text:a xlink:type="simple" xlink:href="http://xcat.sourceforge.net/man1/rnetboot.1.html">rnetboot</text:a> - Cause the range of nodes to boot to network. </text:p>
        </text:list-item>
      </text:list>
      <text:list text:style-name="L8">
        <text:list-item>
          <text:p text:style-name="P122"><text:a xlink:type="simple" xlink:href="http://xcat.sourceforge.net/man1/rpower.1.html">rpower </text:a>- remote power control of nodes </text:p>
        </text:list-item>
        <text:list-item>
          <text:p text:style-name="P122"><text:a xlink:type="simple" xlink:href="http://xcat.sourceforge.net/man1/rscan.1.html">rscan</text:a> - Collects node information from one or more hardware control points. </text:p>
        </text:list-item>
        <text:list-item>
          <text:p text:style-name="P122"><text:a xlink:type="simple" xlink:href="http://xcat.sourceforge.net/man1/rsetboot.1.html">rsetboot</text:a> - Sets the boot device to be used for BMC-based servers for the next boot only. </text:p>
        </text:list-item>
        <text:list-item>
          <text:p text:style-name="P122"><text:a xlink:type="simple" xlink:href="http://xcat.sourceforge.net/man1/rspconfig.1.html">rspconfig</text:a> - configures various settings in the nodes' service processors. </text:p>
        </text:list-item>
        <text:list-item>
          <text:p text:style-name="P122"><text:a xlink:type="simple" xlink:href="http://xcat.sourceforge.net/man1/rspreset.1.html">rspreset</text:a> - resets the service processors associated with the specified nodes </text:p>
        </text:list-item>
        <text:list-item>
          <text:p text:style-name="P122"><text:a xlink:type="simple" xlink:href="http://xcat.sourceforge.net/man1/switchblade.1.html">switchblade</text:a> - reassign the BladeCenter media tray and/or KVM to the specified blade </text:p>
        </text:list-item>
        <text:list-item>
          <text:p text:style-name="P122"><text:a xlink:type="simple" xlink:href="http://xcat.sourceforge.net/man1/wcons.1.html">wcons</text:a> – windowed remote console</text:p>
        </text:list-item>
        <text:list-item>
          <text:p text:style-name="P122"><text:a xlink:type="simple" xlink:href="http://xcat.sourceforge.net/man1/wkill.1.html">wkill </text:a>– kill windowed remote consoles</text:p>
        </text:list-item>
      </text:list>
      <text:h text:style-name="P45" text:outline-level="3">Monitoring </text:h>
      <text:list text:style-name="L9">
        <text:list-item>
          <text:p text:style-name="P130"><text:a xlink:type="simple" xlink:href="http://xcat.sourceforge.net/man1/monadd.1.html">monadd</text:a> - Registers a monitoring plug-in to the xCAT cluster. </text:p>
        </text:list-item>
        <text:list-item>
          <text:p text:style-name="P130"><text:a xlink:type="simple" xlink:href="http://xcat.sourceforge.net/man1/moncfg.1.html">moncfg</text:a> - Configures a 3rd party monitoring software to monitor the xCAT cluster. </text:p>
        </text:list-item>
        <text:list-item>
          <text:p text:style-name="P130"><text:a xlink:type="simple" xlink:href="http://xcat.sourceforge.net/man1/mondecfg.1.html">mondecfg</text:a> - Deconfigures a 3rd party monitoring software from monitoring the xCAT cluster. </text:p>
        </text:list-item>
        <text:list-item>
          <text:p text:style-name="P130"><text:a xlink:type="simple" xlink:href="http://xcat.sourceforge.net/man1/monls.1.html">monls </text:a>- Lists monitoring plug-in modules that can be used to monitor the xCAT cluster. </text:p>
        </text:list-item>
        <text:list-item>
          <text:p text:style-name="P130"><text:a xlink:type="simple" xlink:href="http://xcat.sourceforge.net/man1/monrm.1.html">monrm</text:a> - Unregisters a monitoring plug-in module from the xCAT cluster. </text:p>
        </text:list-item>
        <text:list-item>
          <text:p text:style-name="P130"><text:a xlink:type="simple" xlink:href="http://xcat.sourceforge.net/man1/monstart.1.html">monstart</text:a> - Starts a plug-in module to monitor the xCAT cluster. </text:p>
        </text:list-item>
        <text:list-item>
          <text:p text:style-name="P130"><text:a xlink:type="simple" xlink:href="http://xcat.sourceforge.net/man1/monstop.1.html">monstop</text:a> - Stops a monitoring plug-in module to monitor the xCAT cluster. </text:p>
        </text:list-item>
      </text:list>
      <text:list text:style-name="L10">
        <text:list-item>
          <text:p text:style-name="P137"><text:a xlink:type="simple" xlink:href="http://xcat.sourceforge.net/man1/regnotif.1.html">regnotif </text:a>- Registers a Perl module or a command that will get called when changes occur in the desired xCAT database tables. </text:p>
        </text:list-item>
        <text:list-item>
          <text:p text:style-name="P137"><text:a xlink:type="simple" xlink:href="http://xcat.sourceforge.net/man1/unregnotif.1.html">unregnotif </text:a>- unregister a Perl module or a command that was watching for the changes of the desired xCAT database tables. </text:p>
        </text:list-item>
      </text:list>
      <text:h text:style-name="P44" text:outline-level="3">Inventory</text:h>
      <text:list text:style-name="L11">
        <text:list-item>
          <text:p text:style-name="P139"><text:a xlink:type="simple" xlink:href="http://xcat.sourceforge.net/man1/rinv.1.html">rinv </text:a>- remote hardware inventory.</text:p>
        </text:list-item>
        <text:list-item>
          <text:p text:style-name="P139"><text:a xlink:type="simple" xlink:href="http://xcat.sourceforge.net/man1/rvitals.1.html">rvitals</text:a> – retrieves remote hardware vitals information.</text:p>
        </text:list-item>
        <text:list-item>
          <text:p text:style-name="P139"><text:a xlink:type="simple" xlink:href="http://xcat.sourceforge.net/man1/sinv.1.html">sinv </text:a>- Checks the software configuration of the nodes in the cluster. </text:p>
        </text:list-item>
      </text:list>
      <text:h text:style-name="P44" text:outline-level="3">Parallel Commands</text:h>
      <text:list text:style-name="L12">
        <text:list-item>
          <text:p text:style-name="P142"><text:a xlink:type="simple" xlink:href="http://xcat.sourceforge.net/man1/pcons.1.html">pcons</text:a> <text:s/>- runs a command on the noderange using the out-of-band console.</text:p>
        </text:list-item>
        <text:list-item>
          <text:p text:style-name="P142"><text:a xlink:type="simple" xlink:href="http://xcat.sourceforge.net/man1/pping.1.html">pping</text:a> <text:s/>- parallel ping.</text:p>
        </text:list-item>
        <text:list-item>
          <text:p text:style-name="P142"><text:a xlink:type="simple" xlink:href="http://xcat.sourceforge.net/man1/ppping.1.html">ppping</text:a> – parallel ping between nodes in a cluster. </text:p>
        </text:list-item>
        <text:list-item>
          <text:p text:style-name="P142"><text:a xlink:type="simple" xlink:href="http://xcat.sourceforge.net/man1/prsync.1.html">prsync</text:a> – parallel rsync</text:p>
        </text:list-item>
        <text:list-item>
          <text:p text:style-name="P142"><text:a xlink:type="simple" xlink:href="http://xcat.sourceforge.net/man1/pscp.1.html">pscp</text:a> – parallel remote copy ( supports scp and not hierarchy)</text:p>
        </text:list-item>
        <text:list-item>
          <text:p text:style-name="P142"><text:soft-page-break/><text:a xlink:type="simple" xlink:href="http://xcat.sourceforge.net/man1/psh.1.html">psh</text:a> – parallel remote shell ( supports <text:s/>ssh and not hierarchy)</text:p>
        </text:list-item>
        <text:list-item>
          <text:p text:style-name="P142"><text:a xlink:type="simple" xlink:href="http://xcat.sourceforge.net/man1/xdcp.1.html">xdcp</text:a> – concurrently copies files too and from multiple nodes. ( scp/rcp and hierarchy)</text:p>
        </text:list-item>
        <text:list-item>
          <text:p text:style-name="P142"><text:a xlink:type="simple" xlink:href="http://xcat.sourceforge.net/man1/xdsh.1.html">xdsh </text:a>– concurrently runs commands on multiple nodes. ( supports ssh/rsh and hierarchy)</text:p>
        </text:list-item>
        <text:list-item>
          <text:p text:style-name="P142"><text:a xlink:type="simple" xlink:href="http://xcat.sourceforge.net/man1/xdshbak.1.html">xdshbak</text:a>- formats the output of the xdsh command. </text:p>
        </text:list-item>
      </text:list>
      <text:list text:style-name="L13">
        <text:list-item>
          <text:p text:style-name="P151"><text:a xlink:type="simple" xlink:href="http://xcat.sourceforge.net/man1/xcoll.1.html">xcoll</text:a> – Formats command output of the psh, xdsh, rinv command</text:p>
        </text:list-item>
      </text:list>
      <text:p text:style-name="Standard"/>
      <text:h text:style-name="P44" text:outline-level="3">Deployment</text:h>
      <text:list text:style-name="L14">
        <text:list-item>
          <text:p text:style-name="P152"><text:a xlink:type="simple" xlink:href="http://xcat.sourceforge.net/man8/copycds-cdrom.8.html">copycds-cdrom</text:a> - client side wrapper for copycds supporting physical drives. </text:p>
        </text:list-item>
        <text:list-item>
          <text:p text:style-name="P152"><text:a xlink:type="simple" xlink:href="http://xcat.sourceforge.net/man8/copycds.8.html">copycds </text:a>- Copies Linux distributions and service levels from CDs to install directory. </text:p>
        </text:list-item>
      </text:list>
      <text:list text:style-name="L15">
        <text:list-item>
          <text:p text:style-name="P154"><text:a xlink:type="simple" xlink:href="http://xcat.sourceforge.net/man1/genimage.1.html">genimage</text:a> - Generates a stateless image to be used for a diskless install. </text:p>
        </text:list-item>
        <text:list-item>
          <text:p text:style-name="P154"><text:a xlink:type="simple" xlink:href="http://xcat.sourceforge.net/man1/geninitrd.1.html">geninitrd</text:a> - Regenerates the initrd for a stateless image to be used for a diskless install. </text:p>
        </text:list-item>
        <text:list-item>
          <text:p text:style-name="P154"><text:a xlink:type="simple" xlink:href="http://xcat.sourceforge.net/man1/mkdsklsnode.1.html">mkdsklsnode</text:a> - <text:s/>xCAT command to define and initialize AIX/NIM diskless machines. </text:p>
        </text:list-item>
        <text:list-item>
          <text:p text:style-name="P154"><text:a xlink:type="simple" xlink:href="http://xcat.sourceforge.net/man1/mknimimage.1.html">mknimimage</text:a> - xCAT command to create AIX image definitions. </text:p>
        </text:list-item>
        <text:list-item>
          <text:p text:style-name="P154"><text:a xlink:type="simple" xlink:href="http://xcat.sourceforge.net/man8/mknb.8.html">mknb</text:a> - creates a network boot root image for node discovery and flashing </text:p>
        </text:list-item>
        <text:list-item>
          <text:p text:style-name="P154"><text:a xlink:type="simple" xlink:href="http://xcat.sourceforge.net/man1/nimnodecust.1.html">nimnodecust </text:a>- xCAT command to customize AIX/NIM standalone machines. </text:p>
        </text:list-item>
        <text:list-item>
          <text:p text:style-name="P154"><text:a xlink:type="simple" xlink:href="http://xcat.sourceforge.net/man1/nimnodeset.1.html">nimnodeset </text:a>- xCAT command to initialize AIX/NIM standalone machines. </text:p>
        </text:list-item>
        <text:list-item>
          <text:p text:style-name="P154"><text:a xlink:type="simple" xlink:href="http://xcat.sourceforge.net/man8/nodeset.8.html">nodeset </text:a>- set the boot state for a noderange </text:p>
        </text:list-item>
      </text:list>
      <text:list text:style-name="L16">
        <text:list-item>
          <text:p text:style-name="P162"><text:a xlink:type="simple" xlink:href="http://xcat.sourceforge.net/man1/packimage.1.html">packimage</text:a> - Packs the stateless image from the chroot file system. </text:p>
        </text:list-item>
        <text:list-item>
          <text:p text:style-name="P162"><text:a xlink:type="simple" xlink:href="http://xcat.sourceforge.net/man1/rbootseq.1.html">rbootseq</text:a> - Persistently sets the order of boot devices for BladeCenter blades. </text:p>
        </text:list-item>
        <text:list-item>
          <text:p text:style-name="P162"><text:a xlink:type="simple" xlink:href="http://xcat.sourceforge.net/man8/rinstall.8.html">rinstall</text:a> - Begin installation on a noderange </text:p>
        </text:list-item>
        <text:list-item>
          <text:p text:style-name="P162"><text:a xlink:type="simple" xlink:href="http://xcat.sourceforge.net/man1/rmdsklsnode.1.html">rmdsklsnode</text:a> - Use this xCAT command to remove AIX/NIM diskless machine definitions.</text:p>
        </text:list-item>
        <text:list-item>
          <text:p text:style-name="P162"><text:a xlink:type="simple" xlink:href="http://xcat.sourceforge.net/man1/rmnimimage.1.html">rmnimimage</text:a> - xCAT command to remove an xCAT osimage definition and the associated NIM resources. </text:p>
        </text:list-item>
        <text:list-item>
          <text:p text:style-name="P162"><text:a xlink:type="simple" xlink:href="http://xcat.sourceforge.net/man8/setupiscsidev.8.html">setupiscsidev</text:a> - creates a LUN for a node to boot up with, using iSCSI. </text:p>
        </text:list-item>
        <text:list-item>
          <text:p text:style-name="P162"><text:a xlink:type="simple" xlink:href="http://xcat.sourceforge.net/man1/updateSNimage.1.html">updateSNimage</text:a> – (No longer used) Adds the needed Service Node configuration files to the install image. </text:p>
        </text:list-item>
        <text:list-item>
          <text:p text:style-name="P162"><text:a xlink:type="simple" xlink:href="http://xcat.sourceforge.net/man1/updatenode.1.html">updatenode</text:a> - Reruns postsctipts or runs additional scripts on the nodes.</text:p>
        </text:list-item>
        <text:list-item>
          <text:p text:style-name="P162"><text:a xlink:type="simple" xlink:href="http://xcat.sourceforge.net/man8/winstall.8.html">winstall</text:a> - <text:s/>Begin installation on a noderange and display in wcons </text:p>
        </text:list-item>
        <text:list-item>
          <text:p text:style-name="P162"><text:a xlink:type="simple" xlink:href="http://xcat.sourceforge.net/man1/xcat2nim.1.html">xcat2nim</text:a> - Use this command to create and manage AIX NIM definitions based on xCAT object definitions. </text:p>
        </text:list-item>
      </text:list>
      <text:h text:style-name="P44" text:outline-level="3">Others</text:h>
      <text:list text:style-name="L17">
        <text:list-item>
          <text:p text:style-name="P172"><text:a xlink:type="simple" xlink:href="http://xcat.sourceforge.net/man8/makedhcp.8.html">makedhcp</text:a> - Creates new dhcp configuration files and updates live dhcp configuration using omapi. </text:p>
        </text:list-item>
        <text:list-item>
          <text:p text:style-name="P172"><text:a xlink:type="simple" xlink:href="http://xcat.sourceforge.net/man8/makedns.8.html">makedns</text:a> - sets up domain name services (DNS) from the entries in /etc/hosts. </text:p>
        </text:list-item>
        <text:list-item>
          <text:p text:style-name="P172"><text:a xlink:type="simple" xlink:href="http://xcat.sourceforge.net/man8/makehosts.8.html">makehosts</text:a> - sets up /etc/hosts from the xCAT hosts table. </text:p>
        </text:list-item>
        <text:list-item>
          <text:p text:style-name="P172"><text:a xlink:type="simple" xlink:href="http://xcat.sourceforge.net/man8/makenetworks.8.html">makenetworks</text:a> - populates the xCAT networks table, using network information from the local system </text:p>
        </text:list-item>
      </text:list>
      <text:list text:style-name="L18">
        <text:list-item>
          <text:p text:style-name="P176"><text:a xlink:type="simple" xlink:href="http://xcat.sourceforge.net/man3/noderange.3.html">noderange</text:a> – Supported syntax for compactly expressing a list of node names.</text:p>
        </text:list-item>
        <text:list-item>
          <text:p text:style-name="P176"><text:a xlink:type="simple" xlink:href="http://xcat.sourceforge.net/man1/pbstop.1.html">pbstop</text:a> - Monitors your cluster in a terminal window. </text:p>
        </text:list-item>
      </text:list>
      <text:list text:style-name="L17">
        <text:list-item text:start-value="1">
          <text:p text:style-name="P172"><text:a xlink:type="simple" xlink:href="http://xcat.sourceforge.net/man1/xcatstart.1.html">xcatstart</text:a> - Starts the xCAT daemon (xcatd) on AIX. </text:p>
        </text:list-item>
        <text:list-item>
          <text:p text:style-name="P172"><text:a xlink:type="simple" xlink:href="http://xcat.sourceforge.net/man1/xcatstop.1.html">xcatstop</text:a> - <text:s/>Stops the xCAT daemon (xcatd) on AIX. </text:p>
        </text:list-item>
      </text:list>
      <text:list text:style-name="L19">
        <text:list-item>
          <text:p text:style-name="P180"><text:a xlink:type="simple" xlink:href="http://xcat.sourceforge.net/man1/xCATWorld.1.html">xCATWorld</text:a> – Sample client program for xCAT. </text:p>
        </text:list-item>
      </text:list>
      <text:list text:style-name="L13">
        <text:list-item text:start-value="1">
          <text:p text:style-name="P151"><text:a xlink:type="simple" xlink:href="http://xcat.sourceforge.net/man1/xpbsnodes.1.html">xpbsnodes</text:a> - PBS pbsnodes front-end for a noderange. </text:p>
        </text:list-item>
      </text:list>
      <text:list text:style-name="L20">
        <text:list-item>
          <text:p text:style-name="P182"><text:a xlink:type="simple" xlink:href="http://xcat.sourceforge.net/man1/xcat.1.html">Summary of <text:s/>xCAT Commands</text:a> </text:p>
        </text:list-item>
      </text:list>
      <text:h text:style-name="P39" text:outline-level="1"><text:soft-page-break/>Installing a xCAT Management Node</text:h>
      <text:p text:style-name="Body_20_Text_20_First_20_Indent">To install the xCAT Management Node (MN), <text:s/>the following steps are taken:</text:p>
      <text:list text:style-name="L21">
        <text:list-item>
          <text:p text:style-name="P183">Install the MN with the OS. <text:s/><text:span text:style-name="T1">Install all rpms from the OS. </text:span><text:s/>You will probably be missing dependencies for xCAT <text:s/>later, if you do not. </text:p>
        </text:list-item>
        <text:list-item>
          <text:p text:style-name="P183">Configure Cluster-Facing NICS</text:p>
        </text:list-item>
        <text:list-item>
          <text:p text:style-name="P183">Configure NTP</text:p>
        </text:list-item>
        <text:list-item>
          <text:p text:style-name="P183">Configure Hostname</text:p>
        </text:list-item>
        <text:list-item>
          <text:p text:style-name="P183">Configure DNS or some hostname resolution method. </text:p>
        </text:list-item>
        <text:list-item>
          <text:p text:style-name="P183">Setup basic /etc/hosts file</text:p>
        </text:list-item>
        <text:list-item>
          <text:p text:style-name="P183">Configure ethernet switches</text:p>
          <text:p text:style-name="P183"/>
        </text:list-item>
      </text:list>
      <text:h text:style-name="Heading_20_2" text:outline-level="2"><text:s/><text:span text:style-name="T14">Install a Linux Management Node with xCAT </text:span></text:h>
      <text:h text:style-name="P52"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9"/>
      <text:h text:style-name="P47" text:outline-level="3">Install the Management Node OS</text:h>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text:soft-page-break/>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nameserver 11.16.0.1</text:p>
      <text:p text:style-name="Code"/>
      <text:h text:style-name="Heading_20_3" text:outline-level="3"><text:reference-mark-start text:name="Set Up Basic hosts file"/>Set Up Basic hosts file<text:reference-mark-end text:name="Set Up Basic hosts file"/></text:h>
      <text:p text:style-name="Code"/>
      <text:p text:style-name="P29">Ensure <text:s/>lines like the following is in /etc/hosts for each compute node, service node, bmc, mm,etc in your cluster on the Management Server:</text:p>
      <text:p text:style-name="P29">This is important for using makedns.</text:p>
      <text:p text:style-name="P29"/>
      <text:p text:style-name="P31">127.0.0.1 <text:s text:c="14"/>localhost.localdomain localhost</text:p>
      <text:p text:style-name="P31">::1 <text:s text:c="20"/>localhost6.localdomain6 localhost6</text:p>
      <text:p text:style-name="P31">11.16.9.227 <text:s text:c="12"/>xcat20mn.clusters.com xcat20mn</text:p>
      <text:p text:style-name="P31">11.16.9.252 <text:s text:c="12"/>xcatmn</text:p>
      <text:p text:style-name="P31">11.16.9.226 <text:s text:c="12"/>cu03sv</text:p>
      <text:p text:style-name="P31">11.16.9.225 <text:s text:c="12"/>cu03svbmc</text:p>
      <text:p text:style-name="P31">### Global CVLAN</text:p>
      <text:p text:style-name="P31">192.168.0.1 <text:s text:c="12"/>mm</text:p>
      <text:p text:style-name="P31">192.168.0.2 <text:s text:c="12"/>mm20</text:p>
      <text:p text:style-name="P31">### Service Node CVLAN</text:p>
      <text:p text:style-name="P31">192.152.101.254 <text:s text:c="8"/>cu03svgate</text:p>
      <text:p text:style-name="P31">192.152.101.1 <text:s text:c="10"/>cu03sv-eth1</text:p>
      <text:p text:style-name="P31">192.152.101.101 <text:s text:c="8"/>cu03cpbmc</text:p>
      <text:p text:style-name="P31">192.152.101.102 <text:s text:c="8"/>cu03cp</text:p>
      <text:p text:style-name="P31">11.16.9.146 <text:s text:c="12"/>c115v2mm01</text:p>
      <text:p text:style-name="P31">11.16.9.212 <text:s text:c="12"/>c115bl4mm01</text:p>
      <text:p text:style-name="P31">11.16.9.171 <text:s text:c="12"/>c115bv3mm01</text:p>
      <text:p text:style-name="P31"/>
      <text:h text:style-name="Heading_20_3" text:outline-level="3">Restart Management Node </text:h>
      <text:p text:style-name="Standard">Though it is possible to restart the correct services for all settings except SELinux, the simplest step</text:p>
      <text:p text:style-name="P29">would be to reboot the management server at this point.</text:p>
      <text:p text:style-name="P29"/>
      <text:h text:style-name="Heading_20_3" text:outline-level="3"><text:s/>Configure Ethernet Switches </text:h>
      <text:p text:style-name="P31"/>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text:soft-page-break/>switch documentation as to how to configure these items.</text:p>
      <text:p text:style-name="Standard"/>
      <text:h text:style-name="Heading_20_3" text:outline-level="3" text:is-list-header="true"/>
      <text:h text:style-name="P33" text:outline-level="3"><text:s/>Remove the package tftp-server</text:h>
      <text:p text:style-name="P30">xCat ships <text:s/>the package atftp* package with its dependencies. This package conflicts with the tftp-server that is by default installed with <text:s/>the OS. <text:s/></text:p>
      <text:p text:style-name="P32">In order to install the xCAT successfully, you have to remove the tftp-server first.</text:p>
      <text:p text:style-name="P32"/>
      <text:p text:style-name="Code">yum erase tftp-<text:span text:style-name="T26">server</text:span>.*</text:p>
      <text:p text:style-name="P32"/>
      <text:p text:style-name="P32"/>
      <text:h text:style-name="P34" text:outline-level="3"><text:s/>Remove the package <text:span text:style-name="T13">OpenIPMI-tool <text:s/>on RHEL</text:span></text:h>
      <text:p text:style-name="P30">The xCAT software ships its own ipmi-tool* package with its dependencies. <text:s text:c="2"/>This package conflicts with the OpenIPMI-tool packages on RHEL, <text:s/>which must be removed before xCAT is installed. <text:span text:style-name="T18"><text:s/></text:span></text:p>
      <text:p text:style-name="Standard"/>
      <text:h text:style-name="Heading_20_3" text:outline-level="3"><text:s/>Download and Install xCAT 2 From an MN That <text:span text:style-name="T39">Has</text:span> Internet Access</text:h>
      <text:p text:style-name="Standard">Go to <text:s/>the <text:a xlink:type="simple" xlink:href="http://xcat.sourceforge.net/yum/download.html">xCAT Download</text:a> site in the section titled “<text:span text:style-name="T1">RPMs in directories, structured for YUM download</text:span> “. <text:s/>This allows you to get a repo file to put on your management node that will point YUM to the proper place to get the xCAT RPMs. <text:s text:c="2"/>Then follow the instructions in section “<text:span text:style-name="T1">Open Source Package Dependencies that xCAT Requires”</text:span><text:span text:style-name="T32"> to download the correct repo file for the xcat-dep packages</text:span><text:span text:style-name="T1">.</text:span></text:p>
      <text:p text:style-name="P14">Note: disable any firewalls that could prevent the download. </text:p>
      <text:p text:style-name="P14"/>
      <text:p text:style-name="P15">Note:We have chosen ppc64 as our architecture and sles10, <text:s/>modify to suit your needs. </text:p>
      <text:h text:style-name="Heading_20_4" text:outline-level="4">Setup Yum for RedHat </text:h>
      <text:p text:style-name="P6">Download Repository Files into the /etc/yum.repos.d.</text:p>
      <text:p text:style-name="Code">cd etc/yum.repos.d</text:p>
      <text:p text:style-name="Code">wget http://xcat.sourceforge.net/yum/xcat-core/xCAT-core.repo</text:p>
      <text:p text:style-name="Code">wget http://xcat.sourceforge.net/yum/xcat-dep/rh5/ppc64/xCAT-dep.repo</text:p>
      <text:p text:style-name="P13"/>
      <text:h text:style-name="Heading_20_4" text:outline-level="4">Setup Zypper for SLES</text:h>
      <text:p text:style-name="P6">For<text:span text:style-name="T47"> SLES11:</text:span></text:p>
      <text:p text:style-name="Code"><text:span text:style-name="T47"><text:tab/>zypper ar </text:span><text:a xlink:type="simple" xlink:href="http://xcat.sf.net/yum/xcat-core"><text:span text:style-name="T47">http://xcat.sf.net/yum/xcat-core</text:span></text:a><text:span text:style-name="T47"> xCAT-core</text:span></text:p>
      <text:p text:style-name="P58"><text:span text:style-name="T47"><text:tab/>zypper ar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59">For SLES10.2+</text:p>
      <text:p text:style-name="P58"><text:span text:style-name="T47"><text:s text:c="3"/>zypper sa </text:span><text:a xlink:type="simple" xlink:href="http://xcat.sf.net/yum/xcat-core"><text:span text:style-name="T47">http://xcat.sf.net/yum/xcat-core</text:span></text:a><text:span text:style-name="T47"> xCAT-core</text:span></text:p>
      <text:p text:style-name="P58"><text:span text:style-name="T47"><text:tab/>zypper sa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12"/>
      <text:h text:style-name="Heading_20_3" text:outline-level="3"><text:soft-page-break/><text:s/>Download and Install xCAT 2 For an MN That Does <text:span text:style-name="T39">Not Have</text:span> Internet Access</text:h>
      <text:p text:style-name="Standard"><text:span text:style-name="T21">Go to the </text:span><text:a xlink:type="simple" xlink:href="http://xcat.sourceforge.net/yum/download.html"><text:span text:style-name="T21">xCAT Download</text:span></text:a><text:span text:style-name="T21"> site in the section titled </text:span><text:span text:style-name="T25">RPMs in tarball - download tarball ...</text:span><text:span text:style-name="T22"> <text:s/></text:span><text:span text:style-name="T24">Download the open source dependencies tarball from the section </text:span><text:span text:style-name="T23">Open Source Package Dependencies that xCAT Requires</text:span><text:span text:style-name="T24"> . <text:s/></text:span></text:p>
      <text:p text:style-name="P5"/>
      <text:h text:style-name="P65" text:outline-level="4">Download xCAT tarballs</text:h>
      <text:p text:style-name="P5">For example:</text:p>
      <text:p text:style-name="P7">Note: Run the wget to get the tarballs from a machine with Internet access.</text:p>
      <text:p text:style-name="P7"/>
      <text:p text:style-name="Code">wget http://xcat.sourceforge.net/yum/devel/core-rpms-snap.tar.bz2</text:p>
      <text:p text:style-name="P60">wget http://downloads.sourceforge.net/xcat/xcat-dep-2.0.1.tar.bz2?modtime=1214565408&amp;big_mirror=0</text:p>
      <text:p text:style-name="P7"/>
      <text:p text:style-name="P8">Copy the files to the Management Node (MN) and untar them: </text:p>
      <text:p text:style-name="P8">On the MN:</text:p>
      <text:p text:style-name="P7"/>
      <text:p text:style-name="Code">mkdir ~/xcat2</text:p>
      <text:p text:style-name="Code">cd ~/xcat2</text:p>
      <text:p text:style-name="Code"/>
      <text:p text:style-name="Code">tar jxvf core-rpms-snap.tar.bz2</text:p>
      <text:p text:style-name="Code">tar jxvf xcat-dep-2*.tar.bz2</text:p>
      <text:p text:style-name="Code"/>
      <text:h text:style-name="P66" text:outline-level="4">Setup YUM repository for xCAT and Dependencies</text:h>
      <text:list text:style-name="L22">
        <text:list-item>
          <text:list>
            <text:list-item>
              <text:list>
                <text:list-item>
                  <text:list>
                    <text:list-header>
                      <text:h text:style-name="P72" text:outline-level="4" text:is-list-header="true"/>
                    </text:list-header>
                  </text:list>
                </text:list-item>
              </text:list>
            </text:list-item>
          </text:list>
        </text:list-item>
      </text:list>
      <text:p text:style-name="P6">On Red Hat related distros point YUM to the local repositories for xCAT and its dependencies:</text:p>
      <text:p text:style-name="P6"/>
      <text:p text:style-name="Code">cd /root/xcat2/xcat-dep/rh5/&lt;arch&gt;</text:p>
      <text:p text:style-name="Code">./mklocalrepo.sh</text:p>
      <text:p text:style-name="Code">cd /root/xcat2/core-snap</text:p>
      <text:p text:style-name="Code">./mklocalrepo.sh</text:p>
      <text:h text:style-name="Heading_20_4" text:outline-level="4">Setup Zypper for SLES for xCAT and Dependencies</text:h>
      <text:p text:style-name="P6"><text:tab/></text:p>
      <text:p text:style-name="Standard"><text:span text:style-name="T26">For</text:span><text:span text:style-name="T27"> SLES 10.2, you just run the following command:</text:span></text:p>
      <text:p text:style-name="P63"><text:span text:style-name="T48">zypper sa </text:span><text:a xlink:type="simple" xlink:href="/root/xcat2/xcat-dep/sles10/ppc64"><text:span text:style-name="T48">file:///root/xcat2/xcat-dep/sles10/&lt;arch&gt;</text:span></text:a><text:span text:style-name="T48"> xCAT-dep</text:span></text:p>
      <text:p text:style-name="P63"><text:span text:style-name="T49">zypper sa </text:span><text:a xlink:type="simple" xlink:href="/root/xcat2/core-snap"><text:span text:style-name="T49">file:///root/xcat2/</text:span></text:a><text:a xlink:type="simple" xlink:href="/root/xcat2/core-snap"><text:span text:style-name="T49">core-snap</text:span></text:a><text:span text:style-name="T49"> core-snap</text:span></text:p>
      <text:p text:style-name="P16"/>
      <text:p text:style-name="Standard"><text:span text:style-name="T26">For</text:span><text:span text:style-name="T27"> SLES 11, you just run the following command:</text:span></text:p>
      <text:p text:style-name="P63"><text:span text:style-name="T48">zypper ar </text:span><text:a xlink:type="simple" xlink:href="/root/xcat2/xcat-dep/sles10/ppc64"><text:span text:style-name="T48">file:///root/xcat2/xcat-dep/sles11/&lt;arch&gt;</text:span></text:a><text:span text:style-name="T48"> xCAT-dep</text:span></text:p>
      <text:p text:style-name="P64"><text:span text:style-name="T38">zypper ar </text:span><text:a xlink:type="simple" xlink:href="/root/xcat2/core-snap"><text:span text:style-name="T38">file:///root/xcat2/</text:span></text:a><text:a xlink:type="simple" xlink:href="/root/xcat2/core-snap"><text:span text:style-name="T38">core-snap</text:span></text:a><text:span text:style-name="T38"> core-snap</text:span></text:p>
      <text:p text:style-name="Standard"/>
      <text:p text:style-name="Standard"/>
      <text:h text:style-name="Heading_20_3" text:outline-level="3"><text:soft-page-break/><text:s/>Get the Requisite Packages From the Distro</text:h>
      <text:p text:style-name="Standard">xCAT depends on several packages that come with the linux distro. <text:s/>Make those packages available to the install process. <text:s/>The method of doing that differs with each distro. <text:s/>A few examples are given here.</text:p>
      <text:h text:style-name="Heading_20_4" text:outline-level="4"><text:s/>Fedora</text:h>
      <text:p text:style-name="Standard">If your management node <text:span text:style-name="T39">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37">gpgkey=file:///etc/pki/rpm-gpg/RPM-GPG-KEY-fedora </text:span><text:a xlink:type="simple" xlink:href="/etc/pki/rpm-gpg/RPM-GPG-KEY"><text:span text:style-name="T10">file:///etc/pki/rpm-gpg/RPM-GPG-KEY</text:span></text:a></text:p>
      <text:p text:style-name="Standard"/>
      <text:p text:style-name="Standard">If you management node <text:span text:style-name="T39">does not have internet access</text:span>, then download the necessary fedora RPMs, copy them to the MN, and create a local YUM repository:</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Standard"/>
      <text:p text:style-name="P11">Note: if using Fedora 9, <text:s/>you must have at <text:span text:style-name="T11">least this version of net-snmp-perl: <text:s/>net-snmp-5.4.1-19.fc9</text:span></text:p>
      <text:p text:style-name="Standard"/>
      <text:p text:style-name="P9"><text:span text:style-name="T34">Continue now at step: <text:s/></text:span><text:span text:style-name="T34"><text:reference-ref text:reference-format="chapter" text:ref-name="Install  xCAT and Dependencies on the Management Node ">2.1.16</text:reference-ref></text:span><text:span text:style-name="T34"><text:reference-ref text:reference-format="text" text:ref-name="Install  xCAT and Dependencies on the Management Node ">Install  xCAT and Dependencies on the Management Node </text:reference-ref></text:span><text:span text:style-name="T34"> </text:span></text:p>
      <text:p text:style-name="Standard"/>
      <text:h text:style-name="Heading_20_4" text:outline-level="4"><text:soft-page-break/>Setting up xCAT RHEL repository</text:h>
      <text:p text:style-name="Standard">To make the necessary RHEL RPM prereqs available to the xCAT install process, mount the RHEL DVD or ISO and then create a repo file in /etc/yum.repos.d that points to it. <text:s/>For example, create a file call rhel-dvd.repo with the following contents:</text:p>
      <text:p text:style-name="Standard"/>
      <text:p text:style-name="Code">name=RHEL 5.3 from DVD </text:p>
      <text:p text:style-name="Code">baseurl=file:///media/cdrom/Server </text:p>
      <text:p text:style-name="Code">enabled=1 </text:p>
      <text:p text:style-name="Code">gpgcheck=0</text:p>
      <text:p text:style-name="Code"/>
      <text:p text:style-name="P61">or you can copy the iso image from a server </text:p>
      <text:p text:style-name="P61"/>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tab/><text:tab/>gpgcheck=0</text:p>
      <text:p text:style-name="Code"/>
      <text:h text:style-name="Heading_20_4" text:outline-level="4">Setting up xCAT SLES repository </text:h>
      <text:p text:style-name="Standard">If using a SLES ISO for example</text:p>
      <text:p text:style-name="Standard"/>
      <text:p text:style-name="Code">mkdir /iso</text:p>
      <text:p text:style-name="Code">copy <text:span text:style-name="T11">SLES11-DVD-ppc-GM-DVD1.iso</text:span></text:p>
      <text:p text:style-name="Code"><text:s/>to /iso/</text:p>
      <text:p text:style-name="Code">mkdir /iso/1</text:p>
      <text:p text:style-name="Code">cd /iso</text:p>
      <text:p text:style-name="Code">mount -o loop <text:span text:style-name="T11">SLES11-DVD-ppc-GM-DVD1.iso 1</text:span></text:p>
      <text:p text:style-name="Code"><text:s/></text:p>
      <text:p text:style-name="Code"/>
      <text:p text:style-name="Standard"/>
      <text:p text:style-name="Code"><text:span text:style-name="T47">zypper ar </text:span><text:a xlink:type="simple" xlink:href="/iso/1"><text:span text:style-name="T47">file:///iso/1</text:span></text:a><text:span text:style-name="T47"> sles11</text:span></text:p>
      <text:p text:style-name="Standard"/>
      <text:p text:style-name="Standard"/>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For RHEL:</text:p>
      <text:p text:style-name="Standard"/>
      <text:p text:style-name="Code">yum clean metadata</text:p>
      <text:p text:style-name="Code">yum install xCAT</text:p>
      <text:p text:style-name="Text_20_body"/>
      <text:p text:style-name="Text_20_body">For SLES:</text:p>
      <text:p text:style-name="Code">zypper install xCAT</text:p>
      <text:p text:style-name="Code"><text:soft-page-break/></text:p>
      <text:h text:style-name="Heading_20_3" text:outline-level="3"><text:s/>Install Yaboot on the Management Node for pLinux</text:h>
      <text:p text:style-name="Standard">For RHEL:</text:p>
      <text:p text:style-name="Code">yum install yaboot-xcat.noarch</text:p>
      <text:p text:style-name="Code"/>
      <text:p text:style-name="Standard"><text:span text:style-name="T27">F</text:span><text:span text:style-name="T26">or</text:span><text:span text:style-name="T27"> SLES:</text:span></text:p>
      <text:p text:style-name="P62">zypper install yaboot-xcat</text:p>
      <text:h text:style-name="Heading_20_3" text:outline-level="3"><text:s text:c="2"/>Test xCAT Installation</text:h>
      <text:p text:style-name="Standard">Add command to the path:</text:p>
      <text:p text:style-name="Standard"/>
      <text:p text:style-name="Code"><text:span text:style-name="T26">source </text:span>/etc/profile.d/xcat.sh</text:p>
      <text:p text:style-name="Code"/>
      <text:p text:style-name="Code">Check to see the database is initialized:</text:p>
      <text:p text:style-name="Code"/>
      <text:p text:style-name="Code">tabdump site</text:p>
      <text:p text:style-name="Code"/>
      <text:p text:style-name="Code">The output should similar to the following:</text:p>
      <text:p text:style-name="Code"/>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3">
        <text:list-item>
          <text:p text:style-name="P191">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91">(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P10">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201"/>
            </text:list-header>
          </text:list>
        </text:list-item>
      </text:list>
      <text:h text:style-name="P27" text:outline-level="2"><text:soft-page-break/>Install an AIX Management Node with xCAT </text:h>
      <text:h text:style-name="Heading_20_3" text:outline-level="3">Setup xCAT Management Node </text:h>
      <text:list text:style-name="WW8Num27">
        <text:list-item>
          <text:p text:style-name="P74">Follow AIX documentation and procedures to install and configure the base AIX operating system. (Typically by using the product media.)</text:p>
        </text:list-item>
        <text:list-item>
          <text:p text:style-name="P74">Apply the latest software updates and fixes if needed.</text:p>
        </text:list-item>
        <text:list-item>
          <text:p text:style-name="P74">Install the latest versions of OpenSSL &amp; OpenSSH from the AIX Expansion Pack. <text:s text:c="2"/>This software can also be downloaded from the following sites.</text:p>
        </text:list-item>
      </text:list>
      <text:list text:style-name="WW8Num9">
        <text:list-header>
          <text:p text:style-name="P53">OpenSSH: </text:p>
          <text:p text:style-name="P36"><text:a xlink:type="simple" xlink:href="http://sourceforge.net/projects/openssh-aix">http://sourceforge.net/projects/openssh-aix</text:a></text:p>
          <text:p text:style-name="P36"/>
          <text:p text:style-name="P54">OpenSSL:</text:p>
        </text:list-header>
      </text:list>
      <text:p text:style-name="P205"><text:span text:style-name="T40"><text:tab/></text:span><text:a xlink:type="simple" xlink:href="https://www14.software.ibm.com/webapp/iwm/web/preLogin.do?source=aixbp"><text:span text:style-name="T40">https://www14.software.ibm.com/webapp/iwm/web/preLogin.do?source=aixbp</text:span></text:a></text:p>
      <text:p text:style-name="P206"/>
      <text:p text:style-name="P35"><text:span text:style-name="T12">Since these are </text:span><text:span text:style-name="T3">installp</text:span><text:span text:style-name="T12"> file sets you should run </text:span><text:span text:style-name="T3">/usr/sbin/updtvpkg</text:span><text:span text:style-name="T12"> to make sure that the RPM reflection of what was installed by </text:span><text:span text:style-name="T3">installp</text:span><text:span text:style-name="T12"> is updated.</text:span><text:span text:style-name="T5"> This makes it possible for RPM packages with a dependency on OpenSSL to recognize that the dependency is satisfied.</text:span></text:p>
      <text:p text:style-name="P37">NOTE: <text:s/>For easier downloading without a web browser, you may want to download and install the wget tool from the AIX Toolkit for Linux. <text:s/></text:p>
      <text:p text:style-name="P37"/>
      <text:p text:style-name="P37"/>
      <text:h text:style-name="P46" text:outline-level="3">Download and install the prerequisite Open Source Software (OSS)</text:h>
      <text:list text:style-name="WW8Num28">
        <text:list-item>
          <text:list>
            <text:list-item>
              <text:p text:style-name="P77"><text:span text:style-name="T18">Download the dep-aix-2.1.tar.gz <text:s/>tar file from</text:span><text:span text:style-name="T43"> </text:span><text:a xlink:type="simple" xlink:href="http://xcat.sourceforge.net/aix/download.html"><text:span text:style-name="T18">http://xcat.sourceforge.net/aix/download.html</text:span></text:a><text:span text:style-name="T43"> </text:span><text:span text:style-name="T18">and copy it to a convenient location on your xCAT management node.</text:span></text:p>
            </text:list-item>
            <text:list-item>
              <text:p text:style-name="P77">Unwrap the tar file.</text:p>
            </text:list-item>
            <text:list-item>
              <text:p text:style-name="P77">gunzip <text:s/>dep-aix-2.1.tar.gz</text:p>
            </text:list-item>
            <text:list-item>
              <text:p text:style-name="P77">tar –xvf <text:s/>dep-aix-2.1.tar</text:p>
            </text:list-item>
          </text:list>
        </text:list-item>
      </text:list>
      <text:list text:style-name="WW8Num28">
        <text:list-item text:start-value="1">
          <text:list>
            <text:list-item text:start-value="1">
              <text:p text:style-name="P77">Read the README file.</text:p>
            </text:list-item>
            <text:list-item>
              <text:p text:style-name="P77">Run the instoss script (contained in the tar file) to install the OSS packages.</text:p>
            </text:list-item>
          </text:list>
        </text:list-item>
      </text:list>
      <text:p text:style-name="Text_20_body_20_indent"/>
      <text:h text:style-name="P49" text:outline-level="3">Verify that the following basic AIX services needed</text:h>
      <text:list text:style-name="WW8Num28">
        <text:list-item text:start-value="1">
          <text:list>
            <text:list-item text:start-value="1">
              <text:p text:style-name="P83">inted</text:p>
            </text:list-item>
          </text:list>
        </text:list-item>
      </text:list>
      <text:p text:style-name="P214">inetd includes services such as telnet, ftp, bootp, and others. <text:s/>Edit the /etc/inetd.conf file to turn on all services that are needed. <text:s/>Ftp and bootp are required for pSeries node installations. <text:s/>Stop and restart the inetd service after any changes:</text:p>
      <text:p text:style-name="P225">stopsrc -s inetd</text:p>
      <text:p text:style-name="P229"><text:soft-page-break/>startsrc -s inetd</text:p>
      <text:p text:style-name="P229"/>
      <text:list text:style-name="WW8Num28">
        <text:list-item text:start-value="1">
          <text:list>
            <text:list-item text:start-value="1">
              <text:p text:style-name="P83">NFS</text:p>
            </text:list-item>
          </text:list>
        </text:list-item>
      </text:list>
      <text:p text:style-name="P214">NFS is required for all NIM installs. <text:s/>Ensure the NFS daemons are running:</text:p>
      <text:p text:style-name="P225">lssrc -g nfs</text:p>
      <text:p text:style-name="P216">If any NFS services are inoperative, you can stop and restart the entire group of services:</text:p>
      <text:p text:style-name="P225">stopsrc -g nfs</text:p>
      <text:p text:style-name="P225">startsrc -g nfs</text:p>
      <text:p text:style-name="P216">There are other system services that NFS depends on such as inetd, portmap, biod, and others. <text:s/>A handy trouble-shooting guide listing the required services can be found at:</text:p>
      <text:p text:style-name="P232"><text:a xlink:type="simple" xlink:href="http://publib.boulder.ibm.com/infocenter/systems/index.jsp?topic=/com.ibm.aix.commadmn/doc/commadmndita/nfs_troublesh.htm"><text:span text:style-name="T40">http://publib.boulder.ibm.com/infocenter/systems/index.jsp?topic=/com.ibm.aix.commadmn/doc/commadmndita/nfs_troublesh.htm</text:span></text:a></text:p>
      <text:p text:style-name="P231"/>
      <text:list text:style-name="WW8Num28">
        <text:list-item text:start-value="1">
          <text:list>
            <text:list-item text:start-value="1">
              <text:p text:style-name="P83">DNS ( name resolution)</text:p>
            </text:list-item>
          </text:list>
        </text:list-item>
      </text:list>
      <text:p text:style-name="P218"><text:span text:style-name="T40">Name resolution is required by xCAT. <text:s/>You can use a simple /etc/hosts mechanism, but setting up DNS would also work. <text:s/>You will need to have an accurate /etc/hosts file to use the xCAT makedns command. <text:s/>See </text:span><text:span text:style-name="T40"><text:reference-ref text:reference-format="text" text:ref-name="Set Up Basic hosts file">Set Up Basic hosts file</text:reference-ref></text:span><text:span text:style-name="T40">.</text:span></text:p>
      <text:p text:style-name="P218"><text:span text:style-name="T40"><text:s/>Make sure to verify and update the contents of both /etc/hosts (you may wish to use the xCAT </text:span><text:span text:style-name="T41">makehosts</text:span><text:span text:style-name="T40"> command to do this after your nodes have been defined) and </text:span><text:span text:style-name="T40">/etc/resolv.conf (for domain name and external name servers). <text:s/>See </text:span><text:span text:style-name="T40"><text:reference-ref text:reference-format="text" text:ref-name="Configure DNS Resolution">Configure DNS Resolution</text:reference-ref></text:span><text:span text:style-name="T40">.</text:span></text:p>
      <text:p text:style-name="P220"/>
      <text:p text:style-name="P220"/>
      <text:h text:style-name="Heading_20_3" text:outline-level="3"><text:span text:style-name="T40">Download and Install the xCAT software</text:span><text:span text:style-name="T46"> </text:span></text:h>
      <text:list text:style-name="WW8Num14">
        <text:list-item>
          <text:list>
            <text:list-item>
              <text:list>
                <text:list-item>
                  <text:p text:style-name="P207">Download the latest xCAT for AIX tar file from <text:span text:style-name="T42"><text:s/></text:span><text:a xlink:type="simple" xlink:href="http://xcat.sourceforge.net/aix/download.html">http://xcat.sourceforge.net/aix/download.html</text:a><text:span text:style-name="T42"> </text:span>and copy it to a convenient location on your xCAT management node.</text:p>
                </text:list-item>
                <text:list-item>
                  <text:p text:style-name="P207">Unwrap the xCAT tar file. For example,</text:p>
                </text:list-item>
                <text:list-item>
                  <text:p text:style-name="P222">gunzip <text:s/>core-aix-2.1.tar.gz <text:s/></text:p>
                </text:list-item>
                <text:list-item>
                  <text:p text:style-name="P222">tar –xvf <text:s/>core-aix-2.1.tar </text:p>
                  <text:p text:style-name="P207"/>
                </text:list-item>
              </text:list>
            </text:list-item>
          </text:list>
        </text:list-item>
      </text:list>
      <text:list text:style-name="WW8Num14">
        <text:list-item text:start-value="1">
          <text:list>
            <text:list-item text:start-value="1">
              <text:list>
                <text:list-item text:start-value="1">
                  <text:p text:style-name="P207">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211"><text:soft-page-break/>Execute the system profile file to set the xCAT paths. This file was updated during the xCAT post install processing. (“<text:span text:style-name="T44">. <text:s/>/etc/profile”). </text:span><text:span text:style-name="T36">( </text:span><text:span text:style-name="T35">Note</text:span><text:span text:style-name="T36">: Make sure you don't have a .profile file that overwrites the “PATH” environment variables.)</text:span></text:p>
                </text:list-item>
              </text:list>
            </text:list-item>
          </text:list>
        </text:list-item>
      </text:list>
      <text:h text:style-name="P50" text:outline-level="3">Verify the xCAT install </text:h>
      <text:list text:style-name="WW8Num29">
        <text:list-item>
          <text:p text:style-name="P212">Run the “<text:span text:style-name="T45">lsdef –h</text:span>” to check if the xCAT daemon is working. <text:s/>If you get a correct response then you should be ok. <text:s/></text:p>
          <text:p text:style-name="P233"/>
        </text:list-item>
      </text:list>
      <text:list text:style-name="WW8Num29">
        <text:list-item text:start-value="1">
          <text:p text:style-name="P212">Check to see if the initial xCAT definitions have been created. <text:s text:c="2"/>For example, you can run “<text:span text:style-name="T45">lsdef -t site -l</text:span>” to get a listing of the default site definition. <text:s text:c="2"/>You should see output similar to the following.</text:p>
        </text:list-item>
      </text:list>
      <text:list text:style-name="WW8Num9" text:continue-numbering="true">
        <text:list-header>
          <text:p text:style-name="P55">----------------------------------------------------------------</text:p>
          <text:p text:style-name="P56">Setting the name of the site definition to 'clustersite'.</text:p>
          <text:p text:style-name="P56">Object name: clustersite</text:p>
          <text:p text:style-name="P56"><text:s text:c="4"/>domain=abc.foo.com</text:p>
          <text:p text:style-name="P56"><text:s text:c="4"/>installdir=/install</text:p>
          <text:p text:style-name="P56"><text:s text:c="4"/>tftpdir=/tftpboot</text:p>
          <text:p text:style-name="P56"><text:s text:c="4"/>master=7.104.46.27</text:p>
          <text:p text:style-name="P56"><text:s text:c="3"/><text:span text:style-name="T42"><text:s/></text:span><text:span text:style-name="T5">useSSHonAIX=no</text:span></text:p>
          <text:p text:style-name="P57"><text:s text:c="4"/>xcatdport=3001</text:p>
        </text:list-header>
      </text:list>
      <text:p text:style-name="P224"><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45"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45" text:outline-level="3">PostgreSQL</text:h>
      <text:p text:style-name="Body_20_Text_20_First_20_Indent"><text:s/>Instructions for setting up a PostgreSQL database on Linux, go to the <text:a xlink:type="simple" xlink:href="https://xcat.svn.sourceforge.net/svnroot/xcat/xcat-core/trunk/xCAT-client/share/doc/xCAT2.pdf">xCAT2 Cookbook for Linux</text:a>. </text:p>
      <text:h text:style-name="P45" text:outline-level="3"><text:soft-page-break/>MySQL</text:h>
      <text:p text:style-name="Body_20_Text_20_First_20_Indent">Instructions for setting up a MySQL data base for xCAT on AIX or Linux are found in the <text:s/><text:a xlink:type="simple" xlink:href="https://xcat.svn.sourceforge.net/svnroot/xcat/xcat-core/trunk/xCAT-client/share/doc/xCAT2.SetupMySQL.pdf">xCAT2.1 MySQL setup </text:a><text:s/>documentation. </text:p>
      <text:h text:style-name="Heading_20_3" text:outline-level="3">DB2 (TBD)</text:h>
      <text:h text:style-name="P39" text:outline-level="1">Deploying and Maintaining Cluster Nodes </text:h>
      <text:h text:style-name="P27" text:outline-level="2">Linux Nodes</text:h>
      <text:p text:style-name="Body_20_Text_20_First_20_Indent">xCAT supports deployment of diskfull and diskless <text:s/>Linux nodes in the cluster. </text:p>
      <text:h text:style-name="P44" text:outline-level="3">Linux Cookbook</text:h>
      <text:p text:style-name="Body_20_Text_20_First_20_Indent">The <text:a xlink:type="simple" xlink:href="http://xcat.svn.sourceforge.net/svnroot/xcat/xcat-core/trunk/xCAT-client/share/doc/xCAT2advanced.pdf">xCAT2 Linux Cookbook</text:a> provides <text:s/>information on setting up diskfull and diskless Linux clusters. </text:p>
      <text:h text:style-name="P44" text:outline-level="3">pLinux Cookbook</text:h>
      <text:p text:style-name="P19">The <text:a xlink:type="simple" xlink:href="http://xcat.svn.sourceforge.net/svnroot/xcat/xcat-core/trunk/xCAT-client/share/doc/xCAT2pLinux.pdf">xCAT2 pLinux Cookbook</text:a> provides <text:s/>information on setting up diskfull and diskless pLinux clusters. </text:p>
      <text:h text:style-name="P44"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16">BladeCenter How-to.</text:span></text:a></text:p>
      <text:h text:style-name="P44"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51"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28">.</text:span></text:p>
      <text:h text:style-name="Heading_20_2" text:outline-level="2">AIX Nodes</text:h>
      <text:p text:style-name="Body_20_Text_20_First_20_Indent">xCAT supports deployment of diskfull and diskless <text:s/>AIX nodes <text:s/>and mksysb installs in the cluster. <text:s/></text:p>
      <text:h text:style-name="P44" text:outline-level="3">AIX diskfull nodes </text:h>
      <text:p text:style-name="Body_20_Text_20_First_20_Indent">xCAT will install AIX standalone nodes using the NIM (Network Installion Management) “rte” method. <text:s/>NIM is an AIX tool <text:span text:style-name="T15">that enables a cluster administrator to centrally manage the installation and configuration of AIX and optional software on machines within a networked environment. <text:s/>XCAT </text:span><text:span text:style-name="T15">has features that will add you to automatically run the necessary NIM commands. <text:s/>The <text:s/>“</text:span><text:a xlink:type="simple" xlink:href="https://xcat.svn.sourceforge.net/svnroot/xcat/xcat-core/trunk/xCAT-client/share/doc/xCAT2onAIXinstall.pdf"><text:span text:style-name="T15">Installing AIX on Standalone Nodes</text:span></text:a><text:span text:style-name="T15"> “ how-to will guide you in this process. <text:s/></text:span></text:p>
      <text:h text:style-name="P48" text:outline-level="3">AIX diskless nodes</text:h>
      <text:p text:style-name="Body_20_Text_20_First_20_Indent"><text:span text:style-name="T17">x</text:span><text:span text:style-name="T19">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h text:style-name="P38" text:outline-level="2"><text:soft-page-break/>Updating the xCAT Cluster</text:h>
      <text:p text:style-name="Body_20_Text_20_First_20_Indent"><text:span text:style-name="T18">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8">updatenode</text:span></text:a><text:span text:style-name="T18">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h text:style-name="P39"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39"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AIX </text:h>
      <text:p text:style-name="Standard">For an AIX cluster, <text:s/>setting up hierarchical support is documented in (TBD). </text:p>
      <text:h text:style-name="P40" text:outline-level="1">Monitoring </text:h>
      <text:p text:style-name="Body_20_Text_20_First_20_Indent"><text:span text:style-name="T16">There are two monitoring infrastructures <text:s/>in xCAT 2.0. The </text:span><text:span text:style-name="T29">xCAT Monitoring Plug-in Infrastructure </text:span><text:span text:style-name="T16">allows you to plug-in one or more third party </text:span>monitoring software such as Ganglia, RMC, SNMP etc. to monitor the xCAT cluster. The <text:span text:style-name="T29">xCAT Notification Infrastructure </text:span><text:span text:style-name="T16">allows you to watch for the changes in xCAT </text:span><text:span text:style-name="T30">database tables.</text:span></text:p>
      <text:p text:style-name="Body_20_Text_20_First_20_Indent"><text:span text:style-name="T30">How to enable and use the xCAT Monitoring infrastructure is documented in the . </text:span><text:a xlink:type="simple" xlink:href="https://xcat.svn.sourceforge.net/svnroot/xcat/xcat-core/trunk/xCAT-client/share/doc/xCAT2-Monitoring.pdf"><text:span text:style-name="T30">“xCAT 2.0 Monitoring How-to”</text:span></text:a></text:p>
      <text:p text:style-name="Body_20_Text_20_First_20_Indent"/>
      <text:h text:style-name="P43" text:outline-level="1"><text:soft-page-break/>xCAT imaging </text:h>
      <text:p text:style-name="P19"><text:span text:style-name="T31"><text:s/>Steps for <text:s/>imaging with xCAT are documented in </text:span><text:a xlink:type="simple" xlink:href="http://xcat.wiki.sourceforge.net/Partimage"><text:span text:style-name="T31">xCAT imaging with Partimage</text:span></text:a><text:span text:style-name="T31">.</text:span></text:p>
      <text:p text:style-name="P23"/>
      <text:h text:style-name="P43" text:outline-level="1">xCAT IB Support</text:h>
      <text:p text:style-name="Text_20_body_20_indent"><text:span text:style-name="T31">The </text:span><text:a xlink:type="simple" xlink:href="https://xcat.svn.sourceforge.net/svnroot/xcat/xcat-core/trunk/xCAT-client/share/doc/xCAT2IBsupport.pdf"><text:span text:style-name="T31">xCAT IB support documents</text:span></text:a><text:span text:style-name="T31"> will explain how to configure xCAT for infiniband.</text:span></text:p>
      <text:h text:style-name="P43" text:outline-level="1">Customize your installation methods</text:h>
      <text:p text:style-name="Body_20_Text_20_First_20_Indent"><text:span text:style-name="T31">How to setup customized methods of installation are documented in </text:span><text:a xlink:type="simple" xlink:href="http://xcat.wiki.sourceforge.net/BootTarget"><text:span text:style-name="T31">Boot Targets and Customized Installation methods.</text:span></text:a></text:p>
      <text:h text:style-name="P40"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40"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41" text:outline-level="1">x<text:span text:style-name="T18">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40"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40"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p text:style-name="P18"/>
      <text:h text:style-name="P42" text:outline-level="1"><text:s/>References</text:h>
      <text:h text:style-name="P26" text:outline-level="2">xCAT Summary Commands and Database Tables</text:h>
      <text:p text:style-name="P24">Select here for <text:a xlink:type="simple" xlink:href="http://xcat.sf.net/man1/xcat.1.html">Summary of Commands</text:a>.</text:p>
      <text:p text:style-name="P24">Select here for <text:a xlink:type="simple" xlink:href="http://xcat.sf.net/man5/xcatdb.5.html">Summary of Database Tables</text:a>. </text:p>
      <text:p text:style-name="P24"/>
      <text:h text:style-name="P27"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text:soft-page-break/>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4">XCAT Developer Guide (TBD)</text:span></text:h>
      <text:p text:style-name="P19">This space will point to helpful hints and techniques for developers who would like to write code for xCAT. </text:p>
      <text:h text:style-name="Heading_20_1" text:outline-level="1"><text:s/><text:span text:style-name="T14">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4">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33">References</text:span></text:h>
      <text:list text:style-name="L25">
        <text:list-item>
          <text:p text:style-name="P67">xCAT web site: <text:s/><text:a xlink:type="simple" xlink:href="http://xcat.sf.net/">http://xcat.sf.net/</text:a> </text:p>
        </text:list-item>
        <text:list-item>
          <text:p text:style-name="P67">xCAT wiki: <text:s/><text:a xlink:type="simple" xlink:href="http://xcat.wiki.sourceforge.net/">http://xcat.wiki.sourceforge.net/</text:a> </text:p>
        </text:list-item>
        <text:list-item>
          <text:p text:style-name="P67">xCAT mailing list: <text:s/><text:a xlink:type="simple" xlink:href="http://xcat.org/mailman/listinfo/xcat-user">http://xcat.org/mailman/listinfo/xcat-user</text:a></text:p>
          <text:p text:style-name="P67"/>
        </text:list-item>
      </text:list>
      <text:h text:style-name="P41" text:outline-level="1" text:is-list-header="true"/>
      <text:h text:style-name="Heading_20_1" text:outline-level="1" text:is-list-header="true"/>
      <text:p text:style-name="Standard"/>
      <text:list text:style-name="L26">
        <text:list-item>
          <text:list>
            <text:list-header>
              <text:h text:style-name="P235" text:outline-level="2" text:is-list-header="true"/>
            </text:list-header>
          </text:list>
          <text:h text:style-name="P234"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09-02-20T07:29:28</dc:date>
    <meta:printed-by>Egan Ford</meta:printed-by>
    <meta:print-date>2008-05-08T10:26:10</meta:print-date>
    <meta:editing-cycles>369</meta:editing-cycles>
    <meta:editing-duration>P9DT15H0M10S</meta:editing-duration>
    <meta:user-defined meta:name="Info 1"/>
    <meta:user-defined meta:name="Info 2"/>
    <meta:user-defined meta:name="Info 3"/>
    <meta:user-defined meta:name="Info 4"/>
    <meta:document-statistic meta:table-count="0" meta:image-count="0" meta:object-count="0" meta:page-count="21" meta:paragraph-count="579" meta:word-count="5925" meta:character-count="36880"/>
  </office:meta>
</office:document-meta>
</file>